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951in"/>
    </style:style>
    <style:style style:name="Table2.B" style:family="table-column">
      <style:table-column-properties style:column-width="0.3722in"/>
    </style:style>
    <style:style style:name="Table2.E" style:family="table-column">
      <style:table-column-properties style:column-width="0.5958in"/>
    </style:style>
    <style:style style:name="Table2.L" style:family="table-column">
      <style:table-column-properties style:column-width="0.4931in"/>
    </style:style>
    <style:style style:name="Table2.M" style:family="table-column">
      <style:table-column-properties style:column-width="0.5521in"/>
    </style:style>
    <style:style style:name="Table2.1" style:family="table-row">
      <style:table-row-properties fo:keep-together="auto"/>
    </style:style>
    <style:style style:name="Table2.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11"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64787"/>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20"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21"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22"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23"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24"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25"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26"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27"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28"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29"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30"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31"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P32"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33"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34"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35"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36"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P37" style:family="paragraph" style:parent-style-name="Table_20_Contents">
      <style:paragraph-properties fo:text-align="start" style:justify-single-word="false"/>
      <style:text-properties style:font-name="Liberation Serif1" fo:font-size="12pt" officeooo:rsid="000b165c" officeooo:paragraph-rsid="002369bf" style:font-name-asian="Liberation Serif1" style:font-size-asian="12pt" style:font-name-complex="Liberation Serif1" style:font-size-complex="12pt"/>
    </style:style>
    <style:style style:name="P3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39"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4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068e9" officeooo:paragraph-rsid="005068e9" style:font-name-asian="Liberation Serif1" style:font-size-asian="12pt" style:font-name-complex="Liberation Serif1" style:font-size-complex="12pt"/>
    </style:style>
    <style:style style:name="P4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5f4b8" officeooo:paragraph-rsid="0055f4b8" style:font-name-asian="Liberation Serif1" style:font-size-asian="12pt" style:font-name-complex="Liberation Serif1" style:font-size-complex="12pt"/>
    </style:style>
    <style:style style:name="P4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4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47"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48"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2pt" style:text-underline-style="none" fo:font-weight="normal" officeooo:rsid="0069d231" officeooo:paragraph-rsid="0069d231"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0"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1"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52"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53"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5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5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5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5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58"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9" style:family="paragraph" style:parent-style-name="Standard" style:master-page-name="Page_20_Style_20_1">
      <style:paragraph-properties fo:text-align="start" style:justify-single-word="false" style:page-number="auto" fo:break-before="page"/>
    </style:style>
    <style:style style:name="P60" style:family="paragraph" style:parent-style-name="Standard" style:list-style-name="L3">
      <style:text-properties fo:color="#000000" style:font-name="Liberation Serif1" fo:font-size="12pt" officeooo:rsid="00519d5d" style:font-name-asian="Liberation Serif1" style:font-size-asian="12pt" style:font-name-complex="Liberation Serif1" style:font-size-complex="12pt"/>
    </style:style>
    <style:style style:name="P61"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2"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3"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4" style:family="paragraph" style:parent-style-name="Standard" style:list-style-name="L3">
      <style:paragraph-properties fo:text-align="start" style:justify-single-word="false" style:writing-mode="lr-tb"/>
      <style:text-properties fo:color="#000000" style:font-name="Liberation Serif1" fo:font-size="12pt" officeooo:paragraph-rsid="006c012f" style:font-name-asian="Liberation Serif1" style:font-size-asian="12pt" style:font-name-complex="Liberation Serif1" style:font-size-complex="12pt"/>
    </style:style>
    <style:style style:name="P65"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66" style:family="paragraph" style:parent-style-name="Standard" style:list-style-name="L3">
      <style:paragraph-properties fo:text-align="start" style:justify-single-word="false" style:writing-mode="lr-tb"/>
      <style:text-properties fo:color="#000000" style:font-name="Liberation Serif1" fo:font-size="12pt" officeooo:paragraph-rsid="006b518b" style:font-name-asian="Liberation Serif1" style:font-size-asian="12pt" style:font-name-complex="Liberation Serif1" style:font-size-complex="12pt"/>
    </style:style>
    <style:style style:name="P67"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8" style:family="paragraph" style:parent-style-name="Standard" style:list-style-name="L4">
      <style:paragraph-properties fo:text-align="start" style:justify-single-word="false" style:writing-mode="lr-tb"/>
      <style:text-properties fo:color="#000000" style:font-name="Liberation Serif1" fo:font-size="12pt" officeooo:paragraph-rsid="006c012f" style:font-name-asian="Liberation Serif1" style:font-size-asian="12pt" style:font-name-complex="Liberation Serif1" style:font-size-complex="12pt"/>
    </style:style>
    <style:style style:name="P69" style:family="paragraph" style:parent-style-name="Standard" style:list-style-name="L4">
      <style:paragraph-properties fo:text-align="start" style:justify-single-word="false" style:writing-mode="lr-tb"/>
      <style:text-properties fo:color="#000000" style:font-name="Liberation Serif1" fo:font-size="12pt" officeooo:paragraph-rsid="006b518b" style:font-name-asian="Liberation Serif1" style:font-size-asian="12pt" style:font-name-complex="Liberation Serif1" style:font-size-complex="12pt"/>
    </style:style>
    <style:style style:name="P70"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1"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72"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73" style:family="paragraph" style:parent-style-name="Standard" style:list-style-name="L5">
      <style:paragraph-properties fo:text-align="start" style:justify-single-word="false" style:writing-mode="lr-tb"/>
      <style:text-properties fo:color="#000000" style:font-name="Liberation Serif1" fo:font-size="12pt" officeooo:paragraph-rsid="005d66af" style:font-name-asian="Liberation Serif1" style:font-size-asian="12pt" style:font-name-complex="Liberation Serif1" style:font-size-complex="12pt"/>
    </style:style>
    <style:style style:name="P74"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5"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76"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77"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78"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79"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80"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81"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82"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83"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84"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85" style:family="paragraph" style:parent-style-name="Standard" style:list-style-name="L3">
      <style:paragraph-properties fo:text-align="start" style:justify-single-word="false" style:writing-mode="lr-tb"/>
      <style:text-properties fo:color="#000000" style:font-name="Liberation Serif1" fo:font-size="12pt" officeooo:rsid="005068e9" officeooo:paragraph-rsid="005068e9" style:font-name-asian="Liberation Serif1" style:font-size-asian="12pt" style:font-name-complex="Liberation Serif1" style:font-size-complex="12pt"/>
    </style:style>
    <style:style style:name="P86" style:family="paragraph" style:parent-style-name="Standard" style:list-style-name="L3">
      <style:paragraph-properties fo:text-align="start" style:justify-single-word="false" style:writing-mode="lr-tb"/>
      <style:text-properties fo:color="#000000" style:font-name="Liberation Serif1" fo:font-size="12pt" officeooo:rsid="00519d5d" officeooo:paragraph-rsid="00519d5d" style:font-name-asian="Liberation Serif1" style:font-size-asian="12pt" style:font-name-complex="Liberation Serif1" style:font-size-complex="12pt"/>
    </style:style>
    <style:style style:name="P87" style:family="paragraph" style:parent-style-name="Standard" style:list-style-name="L3">
      <style:paragraph-properties fo:text-align="start" style:justify-single-word="false" style:writing-mode="lr-tb"/>
      <style:text-properties fo:color="#000000" style:font-name="Liberation Serif1" fo:font-size="12pt" officeooo:rsid="00519d5d" officeooo:paragraph-rsid="0036c428" style:font-name-asian="Liberation Serif1" style:font-size-asian="12pt" style:font-name-complex="Liberation Serif1" style:font-size-complex="12pt"/>
    </style:style>
    <style:style style:name="P88"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89"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90"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91"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6c012f" style:font-name-asian="Liberation Serif1" style:font-size-asian="12pt" style:font-name-complex="Liberation Serif1" style:font-size-complex="12pt"/>
    </style:style>
    <style:style style:name="P92"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93" style:family="paragraph" style:parent-style-name="Standard" style:list-style-name="L3">
      <style:paragraph-properties fo:text-align="start" style:justify-single-word="false" style:writing-mode="lr-tb"/>
      <style:text-properties fo:color="#000000" style:font-name="Liberation Serif1" fo:font-size="12pt" officeooo:rsid="0051eb13" officeooo:paragraph-rsid="0051eb13" style:font-name-asian="Liberation Serif1" style:font-size-asian="12pt" style:font-name-complex="Liberation Serif1" style:font-size-complex="12pt"/>
    </style:style>
    <style:style style:name="P94"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95"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96" style:family="paragraph" style:parent-style-name="Standard" style:list-style-name="L3">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97" style:family="paragraph" style:parent-style-name="Standard" style:list-style-name="L4">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98" style:family="paragraph" style:parent-style-name="Standard" style:list-style-name="L4">
      <style:paragraph-properties fo:text-align="start" style:justify-single-word="false" style:writing-mode="lr-tb"/>
      <style:text-properties fo:color="#000000" style:font-name="Liberation Serif1" fo:font-size="12pt" officeooo:rsid="00548fd0" officeooo:paragraph-rsid="00548fd0" style:font-name-asian="Liberation Serif1" style:font-size-asian="12pt" style:font-name-complex="Liberation Serif1" style:font-size-complex="12pt"/>
    </style:style>
    <style:style style:name="P99" style:family="paragraph" style:parent-style-name="Standard" style:list-style-name="L4">
      <style:paragraph-properties fo:text-align="start" style:justify-single-word="false" style:writing-mode="lr-tb"/>
      <style:text-properties fo:color="#000000" style:font-name="Liberation Serif1" fo:font-size="12pt" officeooo:rsid="00548fd0" officeooo:paragraph-rsid="003a9ecf" style:font-name-asian="Liberation Serif1" style:font-size-asian="12pt" style:font-name-complex="Liberation Serif1" style:font-size-complex="12pt"/>
    </style:style>
    <style:style style:name="P100"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101"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102" style:family="paragraph" style:parent-style-name="Standard" style:list-style-name="L4">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103" style:family="paragraph" style:parent-style-name="Standard" style:list-style-name="L5">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104" style:family="paragraph" style:parent-style-name="Standard" style:list-style-name="L5">
      <style:paragraph-properties fo:text-align="start" style:justify-single-word="false" style:writing-mode="lr-tb"/>
      <style:text-properties fo:color="#000000" style:font-name="Liberation Serif1" fo:font-size="12pt" officeooo:rsid="0055a2a7" officeooo:paragraph-rsid="0055a2a7" style:font-name-asian="Liberation Serif1" style:font-size-asian="12pt" style:font-name-complex="Liberation Serif1" style:font-size-complex="12pt"/>
    </style:style>
    <style:style style:name="P105"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106"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107"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10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0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10"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111"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69d231" style:font-name-asian="Liberation Serif1" style:font-size-asian="12pt" style:font-weight-asian="normal" style:font-name-complex="Liberation Serif1" style:font-size-complex="12pt" style:font-weight-complex="normal"/>
    </style:style>
    <style:style style:name="P112"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83168d" style:font-name-asian="Liberation Serif1" style:font-size-asian="12pt" style:font-weight-asian="normal" style:font-name-complex="Liberation Serif1" style:font-size-complex="12pt" style:font-weight-complex="normal"/>
    </style:style>
    <style:style style:name="P113"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6b007b" style:font-name-asian="Liberation Serif1" style:font-size-asian="12pt" style:font-weight-asian="normal" style:font-name-complex="Liberation Serif1" style:font-size-complex="12pt" style:font-weight-complex="normal"/>
    </style:style>
    <style:style style:name="P114"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85e608" style:font-name-asian="Liberation Serif1" style:font-size-asian="12pt" style:font-weight-asian="normal" style:font-name-complex="Liberation Serif1" style:font-size-complex="12pt" style:font-weight-complex="normal"/>
    </style:style>
    <style:style style:name="P115"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785604" style:font-name-asian="Liberation Serif1" style:font-size-asian="12pt" style:font-weight-asian="normal" style:font-name-complex="Liberation Serif1" style:font-size-complex="12pt" style:font-weight-complex="normal"/>
    </style:style>
    <style:style style:name="P116"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88dfa9" style:font-name-asian="Liberation Serif1" style:font-size-asian="12pt" style:font-weight-asian="normal" style:font-name-complex="Liberation Serif1" style:font-size-complex="12pt" style:font-weight-complex="normal"/>
    </style:style>
    <style:style style:name="P117"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88dfa9" style:font-name-asian="Liberation Serif1" style:font-size-asian="12pt" style:font-weight-asian="normal" style:font-name-complex="Liberation Serif1" style:font-size-complex="12pt" style:font-weight-complex="normal"/>
    </style:style>
    <style:style style:name="P118"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712d96" style:font-name-asian="Liberation Serif1" style:font-size-asian="12pt" style:font-weight-asian="normal" style:font-name-complex="Liberation Serif1" style:font-size-complex="12pt" style:font-weight-complex="normal"/>
    </style:style>
    <style:style style:name="P119"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7eb2fc" style:font-name-asian="Liberation Serif1" style:font-size-asian="12pt" style:font-weight-asian="normal" style:font-name-complex="Liberation Serif1" style:font-size-complex="12pt" style:font-weight-complex="normal"/>
    </style:style>
    <style:style style:name="P120"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8103e1" style:font-name-asian="Liberation Serif1" style:font-size-asian="12pt" style:font-weight-asian="normal" style:font-name-complex="Liberation Serif1" style:font-size-complex="12pt" style:font-weight-complex="normal"/>
    </style:style>
    <style:style style:name="P121"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72ffb1" style:font-name-asian="Liberation Serif1" style:font-size-asian="12pt" style:font-weight-asian="normal" style:font-name-complex="Liberation Serif1" style:font-size-complex="12pt" style:font-weight-complex="normal"/>
    </style:style>
    <style:style style:name="P122"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8a1151" style:font-name-asian="Liberation Serif1" style:font-size-asian="12pt" style:font-weight-asian="normal" style:font-name-complex="Liberation Serif1" style:font-size-complex="12pt" style:font-weight-complex="normal"/>
    </style:style>
    <style:style style:name="P123"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834484" style:font-name-asian="Liberation Serif1" style:font-size-asian="12pt" style:font-weight-asian="normal" style:font-name-complex="Liberation Serif1" style:font-size-complex="12pt" style:font-weight-complex="normal"/>
    </style:style>
    <style:style style:name="P124"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785604" style:font-name-asian="Liberation Serif1" style:font-size-asian="12pt" style:font-weight-asian="normal" style:font-name-complex="Liberation Serif1" style:font-size-complex="12pt" style:font-weight-complex="normal"/>
    </style:style>
    <style:style style:name="P125" style:family="paragraph" style:parent-style-name="Standard" style:list-style-name="L4">
      <style:paragraph-properties fo:text-align="start" style:justify-single-word="false" style:writing-mode="lr-tb"/>
      <style:text-properties officeooo:paragraph-rsid="003c2338"/>
    </style:style>
    <style:style style:name="P126"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2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8e2a65" style:font-name-asian="Liberation Serif1" style:font-size-asian="12pt" style:font-name-complex="Liberation Serif1" style:font-size-complex="12pt"/>
    </style:style>
    <style:style style:name="P128" style:family="paragraph" style:parent-style-name="Table_20_Contents">
      <style:paragraph-properties fo:text-align="center" style:justify-single-word="false"/>
      <style:text-properties style:font-name="Liberation Serif1" fo:font-size="12pt" officeooo:rsid="008e2a65" officeooo:paragraph-rsid="008e2a65" style:font-name-asian="Liberation Serif1" style:font-size-asian="12pt" style:font-name-complex="Liberation Serif1" style:font-size-complex="12pt"/>
    </style:style>
    <style:style style:name="P129" style:family="paragraph" style:parent-style-name="Table_20_Contents">
      <style:paragraph-properties fo:text-align="center" style:justify-single-word="false"/>
      <style:text-properties style:font-name="Liberation Serif1" fo:font-size="12pt" officeooo:rsid="008ff79c" officeooo:paragraph-rsid="008ff79c"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55f4b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57870a"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63a95b" style:font-name-asian="Liberation Serif1" style:font-size-asian="12pt" style:font-weight-asian="normal" style:font-name-complex="Liberation Serif1" style:font-size-complex="12pt" style:font-weight-complex="normal"/>
    </style:style>
    <style:style style:name="T10" style:family="text">
      <style:text-properties fo:color="#000000" style:font-name="Liberation Serif1" fo:font-size="12pt" fo:font-weight="normal" officeooo:rsid="00677047" style:font-name-asian="Liberation Serif1" style:font-size-asian="12pt" style:font-weight-asian="normal" style:font-name-complex="Liberation Serif1" style:font-size-complex="12pt" style:font-weight-complex="normal"/>
    </style:style>
    <style:style style:name="T11" style:family="text">
      <style:text-properties fo:color="#000000" style:font-name="Liberation Serif1" fo:font-size="12pt" fo:font-weight="normal" officeooo:rsid="006891ff" style:font-name-asian="Liberation Serif1" style:font-size-asian="12pt" style:font-weight-asian="normal" style:font-name-complex="Liberation Serif1" style:font-size-complex="12pt" style:font-weight-complex="normal"/>
    </style:style>
    <style:style style:name="T12" style:family="text">
      <style:text-properties fo:color="#000000" style:font-name="Liberation Serif1" fo:font-size="12pt" officeooo:rsid="003c2338" style:font-name-asian="Liberation Serif1" style:font-size-asian="12pt" style:font-name-complex="Liberation Serif1" style:font-size-complex="12pt"/>
    </style:style>
    <style:style style:name="T13" style:family="text">
      <style:text-properties fo:color="#000000" style:font-name="Liberation Serif1" fo:font-size="12pt" officeooo:rsid="005579cb" style:font-name-asian="Liberation Serif1" style:font-size-asian="12pt" style:font-name-complex="Liberation Serif1" style:font-size-complex="12pt"/>
    </style:style>
    <style:style style:name="T14" style:family="text">
      <style:text-properties fo:color="#000000" officeooo:rsid="004d0fe4"/>
    </style:style>
    <style:style style:name="T15" style:family="text">
      <style:text-properties fo:color="#000000" officeooo:rsid="00436c5a"/>
    </style:style>
    <style:style style:name="T16" style:family="text">
      <style:text-properties fo:font-weight="bold" style:font-weight-asian="bold" style:font-weight-complex="bold"/>
    </style:style>
    <style:style style:name="T17" style:family="text">
      <style:text-properties fo:font-weight="bold" officeooo:rsid="000b165c" style:font-weight-asian="bold" style:font-weight-complex="bold"/>
    </style:style>
    <style:style style:name="T18" style:family="text">
      <style:text-properties fo:font-weight="bold" officeooo:rsid="004f7fbe" style:font-weight-asian="bold" style:font-weight-complex="bold"/>
    </style:style>
    <style:style style:name="T19" style:family="text">
      <style:text-properties officeooo:rsid="00089afa"/>
    </style:style>
    <style:style style:name="T20" style:family="text">
      <style:text-properties officeooo:rsid="000b165c"/>
    </style:style>
    <style:style style:name="T21" style:family="text">
      <style:text-properties officeooo:rsid="000dcec0"/>
    </style:style>
    <style:style style:name="T22" style:family="text">
      <style:text-properties officeooo:rsid="002369bf"/>
    </style:style>
    <style:style style:name="T23" style:family="text">
      <style:text-properties officeooo:rsid="0027a21a"/>
    </style:style>
    <style:style style:name="T24" style:family="text">
      <style:text-properties officeooo:rsid="002972bd"/>
    </style:style>
    <style:style style:name="T25" style:family="text">
      <style:text-properties officeooo:rsid="002a4e63"/>
    </style:style>
    <style:style style:name="T26" style:family="text">
      <style:text-properties officeooo:rsid="002d54bf"/>
    </style:style>
    <style:style style:name="T27" style:family="text">
      <style:text-properties officeooo:rsid="002e270b"/>
    </style:style>
    <style:style style:name="T28" style:family="text">
      <style:text-properties officeooo:rsid="0032f3ce"/>
    </style:style>
    <style:style style:name="T29" style:family="text">
      <style:text-properties officeooo:rsid="0037065f"/>
    </style:style>
    <style:style style:name="T30" style:family="text">
      <style:text-properties officeooo:rsid="003c871f"/>
    </style:style>
    <style:style style:name="T31" style:family="text">
      <style:text-properties officeooo:rsid="003e8497"/>
    </style:style>
    <style:style style:name="T32" style:family="text">
      <style:text-properties officeooo:rsid="003f7c28"/>
    </style:style>
    <style:style style:name="T33" style:family="text">
      <style:text-properties officeooo:rsid="0040fb33"/>
    </style:style>
    <style:style style:name="T34" style:family="text">
      <style:text-properties officeooo:rsid="00412386"/>
    </style:style>
    <style:style style:name="T35" style:family="text">
      <style:text-properties officeooo:rsid="0042bf02"/>
    </style:style>
    <style:style style:name="T36" style:family="text">
      <style:text-properties officeooo:rsid="00449980"/>
    </style:style>
    <style:style style:name="T37" style:family="text">
      <style:text-properties officeooo:rsid="0044f877"/>
    </style:style>
    <style:style style:name="T38" style:family="text">
      <style:text-properties officeooo:rsid="0045e1eb"/>
    </style:style>
    <style:style style:name="T39" style:family="text">
      <style:text-properties officeooo:rsid="00469a20"/>
    </style:style>
    <style:style style:name="T40" style:family="text">
      <style:text-properties officeooo:rsid="004771aa"/>
    </style:style>
    <style:style style:name="T41" style:family="text">
      <style:text-properties officeooo:rsid="004d0fe4"/>
    </style:style>
    <style:style style:name="T42" style:family="text">
      <style:text-properties officeooo:rsid="004d9a4e"/>
    </style:style>
    <style:style style:name="T43" style:family="text">
      <style:text-properties officeooo:rsid="004f7fbe"/>
    </style:style>
    <style:style style:name="T44" style:family="text">
      <style:text-properties fo:font-weight="normal" officeooo:rsid="004f7fbe" style:font-weight-asian="normal" style:font-weight-complex="normal"/>
    </style:style>
    <style:style style:name="T45" style:family="text">
      <style:text-properties officeooo:rsid="005068e9"/>
    </style:style>
    <style:style style:name="T46" style:family="text">
      <style:text-properties officeooo:rsid="00519d5d"/>
    </style:style>
    <style:style style:name="T47" style:family="text">
      <style:text-properties officeooo:rsid="0051eb13"/>
    </style:style>
    <style:style style:name="T48" style:family="text">
      <style:text-properties officeooo:rsid="0053db93"/>
    </style:style>
    <style:style style:name="T49" style:family="text">
      <style:text-properties officeooo:rsid="00548fd0"/>
    </style:style>
    <style:style style:name="T50" style:family="text">
      <style:text-properties officeooo:rsid="005579cb"/>
    </style:style>
    <style:style style:name="T51" style:family="text">
      <style:text-properties officeooo:rsid="0055a2a7"/>
    </style:style>
    <style:style style:name="T52" style:family="text">
      <style:text-properties officeooo:rsid="0055f4b8"/>
    </style:style>
    <style:style style:name="T53" style:family="text">
      <style:text-properties officeooo:rsid="005930a7"/>
    </style:style>
    <style:style style:name="T54" style:family="text">
      <style:text-properties officeooo:rsid="005a9bd0"/>
    </style:style>
    <style:style style:name="T55" style:family="text">
      <style:text-properties officeooo:rsid="005c9a82"/>
    </style:style>
    <style:style style:name="T56" style:family="text">
      <style:text-properties officeooo:rsid="005fb529"/>
    </style:style>
    <style:style style:name="T57" style:family="text">
      <style:text-properties officeooo:rsid="0060457e"/>
    </style:style>
    <style:style style:name="T58" style:family="text">
      <style:text-properties officeooo:rsid="00639992"/>
    </style:style>
    <style:style style:name="T59" style:family="text">
      <style:text-properties officeooo:rsid="0063a95b"/>
    </style:style>
    <style:style style:name="T60" style:family="text">
      <style:text-properties officeooo:rsid="006c88a2"/>
    </style:style>
    <style:style style:name="T61" style:family="text">
      <style:text-properties officeooo:rsid="006ddadf"/>
    </style:style>
    <style:style style:name="T62" style:family="text">
      <style:text-properties officeooo:rsid="006fd18d"/>
    </style:style>
    <style:style style:name="T63" style:family="text">
      <style:text-properties officeooo:rsid="00712d96"/>
    </style:style>
    <style:style style:name="T64" style:family="text">
      <style:text-properties officeooo:rsid="0072ffb1"/>
    </style:style>
    <style:style style:name="T65" style:family="text">
      <style:text-properties officeooo:rsid="00734e5c"/>
    </style:style>
    <style:style style:name="T66" style:family="text">
      <style:text-properties officeooo:rsid="00766ffd"/>
    </style:style>
    <style:style style:name="T67" style:family="text">
      <style:text-properties officeooo:rsid="0079a5df"/>
    </style:style>
    <style:style style:name="T68" style:family="text">
      <style:text-properties officeooo:rsid="00800f59"/>
    </style:style>
    <style:style style:name="T69" style:family="text">
      <style:text-properties officeooo:rsid="008103e1"/>
    </style:style>
    <style:style style:name="T70" style:family="text">
      <style:text-properties officeooo:rsid="0083168d"/>
    </style:style>
    <style:style style:name="T71" style:family="text">
      <style:text-properties officeooo:rsid="0085e608"/>
    </style:style>
    <style:style style:name="T72" style:family="text">
      <style:text-properties officeooo:rsid="00888b00"/>
    </style:style>
    <style:style style:name="T73" style:family="text">
      <style:text-properties officeooo:rsid="0088dfa9"/>
    </style:style>
    <style:style style:name="T74" style:family="text">
      <style:text-properties officeooo:rsid="008a1151"/>
    </style:style>
    <style:style style:name="T75" style:family="text">
      <style:text-properties officeooo:rsid="008ff79c"/>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4">Star – Game (working title)</text:p>
      <text:p text:style-name="P12"/>
      <text:p text:style-name="P12"/>
      <text:p text:style-name="P15">About</text:p>
      <text:p text:style-name="P16">(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6"/>
      <text:p text:style-name="P17">Stage 1</text:p>
      <text:p text:style-name="P16">This stage will be to learn how to work within the Godot Game Engine. <text:s/>The finished result will be an advanced asteroids game with:</text:p>
      <text:list xml:id="list3385860537209381880" text:style-name="L1">
        <text:list-item>
          <text:p text:style-name="P61">Multiple maps that can be bigger than the screen</text:p>
        </text:list-item>
        <text:list-item>
          <text:p text:style-name="P61">A Wrap Around illusion <text:s/>that shows the other side(s) of the map while at the edges and shows where objects on the other side of the map are with the goal of being able to hit them in the future.</text:p>
        </text:list-item>
        <text:list-item>
          <text:p text:style-name="P61">Introduction of all three races to give more challenge than just shooting asteroids</text:p>
        </text:list-item>
        <text:list-item>
          <text:p text:style-name="P61">dialogue and possibly missions for the player's race</text:p>
        </text:list-item>
        <text:list-item>
          <text:p text:style-name="P61">(undetermined, more likely for later stage): perhaps the ability to select race at the beginning of campaign.</text:p>
        </text:list-item>
        <text:list-item>
          <text:p text:style-name="P61">Player character that is advanceable in customizable areas of power, <text:s/>weapon choices, and perhaps ships (maybe not in this stage)</text:p>
        </text:list-item>
      </text:list>
      <text:p text:style-name="P16"/>
      <text:p text:style-name="P17">Stage 2</text:p>
      <text:p text:style-name="P16">The goals of this stage are not yet determined. Possibilities include adding side-view areas and mechanics and network play to allow for more advancement into the story and project.</text:p>
      <text:p text:style-name="P12"/>
      <text:p text:style-name="P12"/>
      <text:p text:style-name="P1"/>
      <text:p text:style-name="P12"/>
      <text:p text:style-name="P12"/>
      <text:p text:style-name="P15">Types of Objects</text:p>
      <text:p text:style-name="P16">In the world of this game there are 3 types of objects</text:p>
      <text:p text:style-name="P17"/>
      <text:list xml:id="list1141000805513929083" text:style-name="L2">
        <text:list-item>
          <text:p text:style-name="P108">Areas</text:p>
          <text:list>
            <text:list-item>
              <text:p text:style-name="P62">Planets – (undetermined size), round, varies</text:p>
              <text:list>
                <text:list-item>
                  <text:p text:style-name="P62">Generally neutral entities that ownership will be marked by a space station orbiting it</text:p>
                  <text:list>
                    <text:list-item>
                      <text:p text:style-name="P62">Accumulates Military population</text:p>
                    </text:list-item>
                    <text:list-item>
                      <text:p text:style-name="P62">Space station spawns when (undecided Satellite crew population x2 is reached)</text:p>
                    </text:list-item>
                    <text:list-item>
                      <text:p text:style-name="P62">Also spawns Race-options for every x Military population to protect planet and space station</text:p>
                    </text:list-item>
                  </text:list>
                </text:list-item>
                <text:list-item>
                  <text:p text:style-name="P62">Military Population determines how many and what ships can spawn</text:p>
                  <text:list>
                    <text:list-item>
                      <text:p text:style-name="P62">Big Ship crew – undecided</text:p>
                    </text:list-item>
                    <text:list-item>
                      <text:p text:style-name="P62">Mid-size Ship crew – undecided</text:p>
                    </text:list-item>
                    <text:list-item>
                      <text:p text:style-name="P62">Small Ship crew – 1-(depending on race and small ship type)</text:p>
                    </text:list-item>
                  </text:list>
                </text:list-item>
              </text:list>
            </text:list-item>
            <text:list-item>
              <text:p text:style-name="P62">Space Stations – (<text:span text:style-name="T61">512</text:span>x<text:span text:style-name="T61">512</text:span>), shape and color to be determined by race</text:p>
              <text:list>
                <text:list-item>
                  <text:p text:style-name="P62">Spawn points for Race ships</text:p>
                </text:list-item>
                <text:list-item>
                  <text:p text:style-name="P62">Communicate with ships to provide missions and such</text:p>
                </text:list-item>
                <text:list-item>
                  <text:p text:style-name="P62">Facilitate ship improvements for player (how as yet still undetermined)</text:p>
                </text:list-item>
              </text:list>
            </text:list-item>
            <text:list-item>
              <text:p text:style-name="P62">Pickups/Drops – (32x32), undetermined shapes, varies</text:p>
              <text:list>
                <text:list-item>
                  <text:p text:style-name="P62">Give replenishment</text:p>
                </text:list-item>
                <text:list-item>
                  <text:p text:style-name="P62">Provide ability for upgrades (how still undetermined)</text:p>
                </text:list-item>
                <text:list-item>
                  <text:p text:style-name="P62">provide weapon choices (how still undetermined)</text:p>
                </text:list-item>
              </text:list>
            </text:list-item>
          </text:list>
        </text:list-item>
        <text:list-item>
          <text:p text:style-name="P108">Ships</text:p>
          <text:list>
            <text:list-item>
              <text:p text:style-name="P62">Big Ships – (<text:span text:style-name="T61">256</text:span>x<text:span text:style-name="T61">256</text:span>), varies, determined by race</text:p>
              <text:list>
                <text:list-item>
                  <text:p text:style-name="P62">Cannot land or go to side-view maps</text:p>
                </text:list-item>
                <text:list-item>
                  <text:p text:style-name="P62">undetermined if playable yet</text:p>
                </text:list-item>
              </text:list>
            </text:list-item>
            <text:list-item>
              <text:p text:style-name="P62">Mid-size Ships – (<text:span text:style-name="T61">128</text:span>x<text:span text:style-name="T61">128</text:span>), varies, determined by race</text:p>
              <text:list>
                <text:list-item>
                  <text:p text:style-name="P62">Cannot actively land – may be used as bosses on side-view maps</text:p>
                </text:list-item>
                <text:list-item>
                  <text:p text:style-name="P62">undetermined if playable yet</text:p>
                </text:list-item>
              </text:list>
            </text:list-item>
            <text:list-item>
              <text:p text:style-name="P62">Small Ships (64x64), varies, determined by race</text:p>
              <text:list>
                <text:list-item>
                  <text:p text:style-name="P62">Can actively land. Used to play on side-view maps.</text:p>
                </text:list-item>
                <text:list-item>
                  <text:p text:style-name="P62">Playable (at least one of one race in stage 1)</text:p>
                </text:list-item>
              </text:list>
            </text:list-item>
          </text:list>
        </text:list-item>
        <text:list-item>
          <text:p text:style-name="P108">Ship-Satellite (option)</text:p>
          <text:list>
            <text:list-item>
              <text:p text:style-name="P62">Race option – undecided, determined by race, determined by race</text:p>
              <text:list>
                <text:list-item>
                  <text:p text:style-name="P62">Ability determined by race</text:p>
                </text:list-item>
                <text:list-item>
                  <text:p text:style-name="P62">Used to help protect space stations, Planets, and Big Ships (undetermined if used with smaller vessels.<text:span text:style-name="T23">)</text:span></text:p>
                </text:list-item>
                <text:list-item>
                  <text:p text:style-name="P62">Undecided</text:p>
                </text:list-item>
              </text:list>
            </text:list-item>
          </text:list>
        </text:list-item>
      </text:list>
      <text:p text:style-name="P12"/>
      <text:p text:style-name="P12"/>
      <text:p text:style-name="P2">Race Information</text:p>
      <text:p text:style-name="P12"/>
      <text:p text:style-name="P12"><text:span text:style-name="T16">Race:</text:span> Terran</text:p>
      <text:p text:style-name="P12"><text:span text:style-name="T17">Main Attribute/</text:span><text:span text:style-name="T18">weakness:</text:span><text:span text:style-name="T44"> Speed/Defense (See Appendix A)</text:span></text:p>
      <text:p text:style-name="P12"><text:span text:style-name="T16">Color:</text:span> Blue</text:p>
      <text:p text:style-name="P18">Space Station Shape: circle-ish</text:p>
      <text:p text:style-name="P18">Race Ship-Satellite (Option): Shooting Satellite</text:p>
      <text:p text:style-name="P13"><text:span text:style-name="T16">Race story:</text:span> pending</text:p>
      <text:p text:style-name="P13"/>
      <text:p text:style-name="P18">Ship Types:</text:p>
      <text:list xml:id="list8052134047227391416" text:style-name="L3">
        <text:list-item>
          <text:p text:style-name="P63">Big Ships</text:p>
          <text:list>
            <text:list-item>
              <text:p text:style-name="P64">Warship <text:span text:style-name="T46">(14 slots) +X% efficiency bonus to <text:s/>defensive and engineering equipment</text:span></text:p>
              <text:list>
                <text:list-item>
                  <text:p text:style-name="P75">weapons (main – pwr): (<text:span text:style-name="T36">5</text:span>) </text:p>
                  <text:list>
                    <text:list-item>
                      <text:p text:style-name="P84"><text:span text:style-name="T36">2</text:span> equip slots</text:p>
                    </text:list-item>
                    <text:list-item>
                      <text:p text:style-name="P85">1 upgrade slot<text:span text:style-name="T47">s</text:span></text:p>
                    </text:list-item>
                  </text:list>
                </text:list-item>
                <text:list-item>
                  <text:p text:style-name="P75"><text:span text:style-name="T53">core operation </text:span>(main – def): (<text:span text:style-name="T36">7</text:span>)</text:p>
                  <text:list>
                    <text:list-item>
                      <text:p text:style-name="P84"><text:span text:style-name="T36">3</text:span> equip slots</text:p>
                    </text:list-item>
                    <text:list-item>
                      <text:p text:style-name="P86">2 upgrade slots</text:p>
                    </text:list-item>
                  </text:list>
                </text:list-item>
                <text:list-item>
                  <text:p text:style-name="P75"><text:span text:style-name="T58">engineering </text:span>(main – spd): (<text:span text:style-name="T24">3</text:span>)</text:p>
                  <text:list>
                    <text:list-item>
                      <text:p text:style-name="P84">1 equip slot<text:span text:style-name="T47">s</text:span></text:p>
                    </text:list-item>
                    <text:list-item>
                      <text:p text:style-name="P86">1 upgrade slot<text:span text:style-name="T47">s</text:span></text:p>
                    </text:list-item>
                  </text:list>
                </text:list-item>
                <text:list-item>
                  <text:p text:style-name="P75">defensive (hybrid – pwr, def) – automatic</text:p>
                  <text:list>
                    <text:list-item>
                      <text:p text:style-name="P84">2 equip slots</text:p>
                    </text:list-item>
                  </text:list>
                </text:list-item>
                <text:list-item>
                  <text:p text:style-name="P75">supply (hybrid – def, spd) – automatic</text:p>
                  <text:list>
                    <text:list-item>
                      <text:p text:style-name="P88"><text:span text:style-name="T46">1</text:span> equip slot<text:span text:style-name="T47">s</text:span></text:p>
                    </text:list-item>
                  </text:list>
                </text:list-item>
                <text:list-item>
                  <text:p text:style-name="P75">tactical (hybrid – pwr, spd) – <text:s/>automatic</text:p>
                  <text:list>
                    <text:list-item>
                      <text:p text:style-name="P89"><text:span text:style-name="T46">1</text:span> equip slot<text:span text:style-name="T29">s</text:span></text:p>
                    </text:list-item>
                  </text:list>
                </text:list-item>
              </text:list>
            </text:list-item>
            <text:list-item>
              <text:p text:style-name="P64">Carrier <text:span text:style-name="T31">(14 slots) <text:s/>+X% cargo capacity and efficiency bonus to supply equipment</text:span></text:p>
              <text:list>
                <text:list-item>
                  <text:p text:style-name="P75">weapons (main – pwr): (2) </text:p>
                  <text:list>
                    <text:list-item>
                      <text:p text:style-name="P90">1 equip slot<text:span text:style-name="T47">s</text:span></text:p>
                    </text:list-item>
                    <text:list-item>
                      <text:p text:style-name="P86">0 upgrade slots</text:p>
                    </text:list-item>
                  </text:list>
                </text:list-item>
                <text:list-item>
                  <text:p text:style-name="P75"><text:span text:style-name="T53">core operation </text:span>(main – def): (<text:span text:style-name="T36">4</text:span>) </text:p>
                  <text:list>
                    <text:list-item>
                      <text:p text:style-name="P89"><text:span text:style-name="T36">2</text:span> equip slots</text:p>
                    </text:list-item>
                    <text:list-item>
                      <text:p text:style-name="P60">1 upgrade slot</text:p>
                    </text:list-item>
                  </text:list>
                </text:list-item>
                <text:list-item>
                  <text:p text:style-name="P75"><text:span text:style-name="T58">engineering </text:span>(main – spd): (<text:span text:style-name="T36">9</text:span>)</text:p>
                  <text:list>
                    <text:list-item>
                      <text:p text:style-name="P89"><text:span text:style-name="T36">3</text:span> equip slots</text:p>
                    </text:list-item>
                    <text:list-item>
                      <text:p text:style-name="P86">3 upgrade slots</text:p>
                    </text:list-item>
                  </text:list>
                </text:list-item>
                <text:list-item>
                  <text:p text:style-name="P75">defensive (hybrid – pwr, def) automatic</text:p>
                  <text:list>
                    <text:list-item>
                      <text:p text:style-name="P89"><text:span text:style-name="T36">1</text:span> <text:span text:style-name="T46">equip</text:span> slot<text:span text:style-name="T29">s</text:span></text:p>
                    </text:list-item>
                  </text:list>
                </text:list-item>
                <text:list-item>
                  <text:p text:style-name="P75">supply (hybrid – def, spd) –automatic</text:p>
                  <text:list>
                    <text:list-item>
                      <text:p text:style-name="P89"><text:span text:style-name="T46">2</text:span> equip slots</text:p>
                    </text:list-item>
                  </text:list>
                </text:list-item>
                <text:list-item>
                  <text:p text:style-name="P75">tactical (hybrid – pwr, spd) – automatic</text:p>
                  <text:list>
                    <text:list-item>
                      <text:p text:style-name="P88"><text:span text:style-name="T46">1 </text:span>equip slot<text:span text:style-name="T29">s</text:span></text:p>
                    </text:list-item>
                  </text:list>
                </text:list-item>
              </text:list>
            </text:list-item>
          </text:list>
        </text:list-item>
      </text:list>
      <text:p text:style-name="P6">Race Information (continued)</text:p>
      <text:p text:style-name="P52"/>
      <text:list xml:id="list32921728310274" text:continue-numbering="true" text:style-name="L3">
        <text:list-item>
          <text:list>
            <text:list-item>
              <text:p text:style-name="P64">Battle Cruiser <text:span text:style-name="T31">(14 slots) +X% efficiency bonus to weapons and tactical</text:span></text:p>
              <text:list>
                <text:list-item>
                  <text:p text:style-name="P75">weapons (main – pwr): (<text:span text:style-name="T36">8</text:span>) </text:p>
                  <text:list>
                    <text:list-item>
                      <text:p text:style-name="P88"><text:span text:style-name="T36">3</text:span> equip slots</text:p>
                    </text:list-item>
                    <text:list-item>
                      <text:p text:style-name="P86">2 upgrade slots</text:p>
                    </text:list-item>
                  </text:list>
                </text:list-item>
                <text:list-item>
                  <text:p text:style-name="P75"><text:span text:style-name="T53">core operation </text:span>(main – def): (1) </text:p>
                  <text:list>
                    <text:list-item>
                      <text:p text:style-name="P88">1 equip slot<text:span text:style-name="T47">s</text:span></text:p>
                    </text:list-item>
                    <text:list-item>
                      <text:p text:style-name="P86">0 upgrade slots</text:p>
                    </text:list-item>
                  </text:list>
                </text:list-item>
                <text:list-item>
                  <text:p text:style-name="P75"><text:span text:style-name="T58">engineering </text:span>(main – spd): (<text:span text:style-name="T36">6</text:span>)</text:p>
                  <text:list>
                    <text:list-item>
                      <text:p text:style-name="P88"><text:span text:style-name="T36">2</text:span> equip slots</text:p>
                    </text:list-item>
                    <text:list-item>
                      <text:p text:style-name="P86">2 upgrade slots</text:p>
                    </text:list-item>
                  </text:list>
                </text:list-item>
                <text:list-item>
                  <text:p text:style-name="P75">defensive (hybrid – pwr, def) – automatic</text:p>
                  <text:list>
                    <text:list-item>
                      <text:p text:style-name="P88"><text:span text:style-name="T46">1</text:span> equip slot</text:p>
                    </text:list-item>
                  </text:list>
                </text:list-item>
                <text:list-item>
                  <text:p text:style-name="P75">supply( hybrid – def, spd) – automatic</text:p>
                  <text:list>
                    <text:list-item>
                      <text:p text:style-name="P88"><text:span text:style-name="T46">1</text:span> equip slot<text:span text:style-name="T29">s</text:span></text:p>
                    </text:list-item>
                  </text:list>
                </text:list-item>
                <text:list-item>
                  <text:p text:style-name="P75">tactical (hybrid – pwr, spd) – automatic</text:p>
                  <text:list>
                    <text:list-item>
                      <text:p text:style-name="P87">2 equip slots</text:p>
                    </text:list-item>
                  </text:list>
                </text:list-item>
              </text:list>
            </text:list-item>
          </text:list>
        </text:list-item>
        <text:list-item>
          <text:p text:style-name="P65">Mid-size Ships</text:p>
          <text:list>
            <text:list-item>
              <text:p text:style-name="P91">Battleship <text:span text:style-name="T31">(11 slots) +x% efficiency bonus to defensive <text:s/>and engineering</text:span></text:p>
              <text:list>
                <text:list-item>
                  <text:p text:style-name="P75">weapons (main – pwr): (<text:span text:style-name="T37">4</text:span>)</text:p>
                  <text:list>
                    <text:list-item>
                      <text:p text:style-name="P92">2 equip slots</text:p>
                    </text:list-item>
                    <text:list-item>
                      <text:p text:style-name="P86">1 upgrade slot<text:span text:style-name="T47">s</text:span></text:p>
                    </text:list-item>
                  </text:list>
                </text:list-item>
                <text:list-item>
                  <text:p text:style-name="P75"><text:span text:style-name="T54">core operation</text:span>(main – def): (<text:span text:style-name="T37">5</text:span>) </text:p>
                  <text:list>
                    <text:list-item>
                      <text:p text:style-name="P92"><text:span text:style-name="T37">2</text:span> equip slot<text:span text:style-name="T47">s</text:span></text:p>
                    </text:list-item>
                    <text:list-item>
                      <text:p text:style-name="P86">1 upgrade slot<text:span text:style-name="T47">s</text:span></text:p>
                    </text:list-item>
                  </text:list>
                </text:list-item>
                <text:list-item>
                  <text:p text:style-name="P75"><text:span text:style-name="T58">engineering </text:span>(main – spd): (<text:span text:style-name="T24">3</text:span>)</text:p>
                  <text:list>
                    <text:list-item>
                      <text:p text:style-name="P92">1 equip slot<text:span text:style-name="T47">s</text:span></text:p>
                    </text:list-item>
                    <text:list-item>
                      <text:p text:style-name="P93">1 upgrade slots</text:p>
                    </text:list-item>
                  </text:list>
                </text:list-item>
                <text:list-item>
                  <text:p text:style-name="P75">defensive (hybrid – pwr, def) automatic</text:p>
                  <text:list>
                    <text:list-item>
                      <text:p text:style-name="P92"><text:span text:style-name="T47">1</text:span> equip slot<text:span text:style-name="T47">s</text:span></text:p>
                    </text:list-item>
                  </text:list>
                </text:list-item>
                <text:list-item>
                  <text:p text:style-name="P75">supply (hybrid – def, spd) – automatic</text:p>
                  <text:list>
                    <text:list-item>
                      <text:p text:style-name="P92"><text:span text:style-name="T47">1</text:span> equip slot<text:span text:style-name="T47">s</text:span></text:p>
                    </text:list-item>
                  </text:list>
                </text:list-item>
                <text:list-item>
                  <text:p text:style-name="P75">tactical (hybrid – pwr, spd) – automatic</text:p>
                  <text:list>
                    <text:list-item>
                      <text:p text:style-name="P92"><text:span text:style-name="T47">1</text:span> equip slot<text:span text:style-name="T47">s</text:span></text:p>
                    </text:list-item>
                  </text:list>
                </text:list-item>
              </text:list>
            </text:list-item>
          </text:list>
        </text:list-item>
      </text:list>
      <text:p text:style-name="P7">Race Information (continued)</text:p>
      <text:p text:style-name="P53"/>
      <text:list xml:id="list32921275739278" text:continue-numbering="true" text:style-name="L3">
        <text:list-item>
          <text:list>
            <text:list-item>
              <text:p text:style-name="P64">Support Frigate <text:span text:style-name="T31">(11 slots) <text:s text:c="2"/>+x% to cargo capacity and efficiency bonus to supply equipment</text:span></text:p>
              <text:list>
                <text:list-item>
                  <text:p text:style-name="P75">weapons (main – pwr): (2)</text:p>
                  <text:list>
                    <text:list-item>
                      <text:p text:style-name="P92">1 equip slot<text:span text:style-name="T47">s</text:span></text:p>
                    </text:list-item>
                    <text:list-item>
                      <text:p text:style-name="P93">0 upgrade slots</text:p>
                    </text:list-item>
                  </text:list>
                </text:list-item>
                <text:list-item>
                  <text:p text:style-name="P75"><text:span text:style-name="T54">core operation </text:span>(main – def): (<text:span text:style-name="T37">3</text:span>)</text:p>
                  <text:list>
                    <text:list-item>
                      <text:p text:style-name="P92"><text:span text:style-name="T38">1</text:span> equip slots</text:p>
                    </text:list-item>
                    <text:list-item>
                      <text:p text:style-name="P93">1 upgrade slots</text:p>
                    </text:list-item>
                  </text:list>
                </text:list-item>
                <text:list-item>
                  <text:p text:style-name="P75"><text:span text:style-name="T58">engineering </text:span>(main – spd): (<text:span text:style-name="T37">7</text:span>)</text:p>
                  <text:list>
                    <text:list-item>
                      <text:p text:style-name="P92"><text:span text:style-name="T37">3</text:span> equip slots</text:p>
                    </text:list-item>
                    <text:list-item>
                      <text:p text:style-name="P93">2 upgrade slots</text:p>
                    </text:list-item>
                  </text:list>
                </text:list-item>
                <text:list-item>
                  <text:p text:style-name="P75">defensive (hybrid – pwr, def) – automatic</text:p>
                  <text:list>
                    <text:list-item>
                      <text:p text:style-name="P93">1 equip slots</text:p>
                    </text:list-item>
                  </text:list>
                </text:list-item>
                <text:list-item>
                  <text:p text:style-name="P75">supply (hybrid – def, spd) – automatic</text:p>
                  <text:list>
                    <text:list-item>
                      <text:p text:style-name="P92"><text:span text:style-name="T47">1</text:span> equip slots</text:p>
                    </text:list-item>
                  </text:list>
                </text:list-item>
                <text:list-item>
                  <text:p text:style-name="P75">tactical (hybrid – pwr, spd) – automatic</text:p>
                  <text:list>
                    <text:list-item>
                      <text:p text:style-name="P92"><text:span text:style-name="T47">1</text:span> equip slots</text:p>
                    </text:list-item>
                  </text:list>
                </text:list-item>
              </text:list>
            </text:list-item>
            <text:list-item>
              <text:p text:style-name="P64">Corvette <text:span text:style-name="T31">(11 slots) +x% efficiency bonus to weapons <text:s/>and tactical equipment</text:span></text:p>
              <text:list>
                <text:list-item>
                  <text:p text:style-name="P75">weapons (main – pwr): (<text:span text:style-name="T37">6</text:span>)</text:p>
                  <text:list>
                    <text:list-item>
                      <text:p text:style-name="P92">2 equip slots</text:p>
                    </text:list-item>
                    <text:list-item>
                      <text:p text:style-name="P93">2 <text:span text:style-name="T62">upgrade</text:span> slots</text:p>
                    </text:list-item>
                  </text:list>
                </text:list-item>
                <text:list-item>
                  <text:p text:style-name="P75"><text:span text:style-name="T54">core operation </text:span>(main – def): (1)</text:p>
                  <text:list>
                    <text:list-item>
                      <text:p text:style-name="P92">1 equip slot<text:span text:style-name="T47">s</text:span></text:p>
                    </text:list-item>
                    <text:list-item>
                      <text:p text:style-name="P93">0 upgrade slots</text:p>
                    </text:list-item>
                  </text:list>
                </text:list-item>
                <text:list-item>
                  <text:p text:style-name="P75"><text:span text:style-name="T58">engineering </text:span>(main – spd): (<text:span text:style-name="T37">5</text:span>)</text:p>
                  <text:list>
                    <text:list-item>
                      <text:p text:style-name="P92"><text:span text:style-name="T37">2</text:span> equip slots</text:p>
                    </text:list-item>
                    <text:list-item>
                      <text:p text:style-name="P93">1 upgrade slot<text:span text:style-name="T48">s</text:span></text:p>
                    </text:list-item>
                  </text:list>
                </text:list-item>
                <text:list-item>
                  <text:p text:style-name="P75">defensive (hybrid – pwr, def) – automatic</text:p>
                  <text:list>
                    <text:list-item>
                      <text:p text:style-name="P94"><text:span text:style-name="T47">1</text:span> equip slot</text:p>
                    </text:list-item>
                  </text:list>
                </text:list-item>
                <text:list-item>
                  <text:p text:style-name="P75">supply (hybrid – def, spd) – automatic</text:p>
                  <text:list>
                    <text:list-item>
                      <text:p text:style-name="P94"><text:span text:style-name="T37">1</text:span> equip slots</text:p>
                    </text:list-item>
                  </text:list>
                </text:list-item>
                <text:list-item>
                  <text:p text:style-name="P75">tactical (hybrid – pwr, spd) – <text:s/>automatic</text:p>
                  <text:list>
                    <text:list-item>
                      <text:p text:style-name="P94"><text:span text:style-name="T47">1</text:span> equip slots</text:p>
                    </text:list-item>
                  </text:list>
                </text:list-item>
              </text:list>
            </text:list-item>
          </text:list>
        </text:list-item>
      </text:list>
      <text:p text:style-name="P50"/>
      <text:p text:style-name="P4">Race Information (continued)</text:p>
      <text:p text:style-name="P50"/>
      <text:list xml:id="list32920376109761" text:continue-numbering="true" text:style-name="L3">
        <text:list-item>
          <text:p text:style-name="P65">Small Ships</text:p>
          <text:list>
            <text:list-item>
              <text:p text:style-name="P66">Interceptor <text:span text:style-name="T42">(experimental: +1 each upgrade slot) <text:s/>(9 slots) +x% efficiency bonus to defensive equipment</text:span></text:p>
              <text:list>
                <text:list-item>
                  <text:p text:style-name="P76">weapons(main – pwr): (<text:span text:style-name="T37">3</text:span>)</text:p>
                  <text:list>
                    <text:list-item>
                      <text:p text:style-name="P94"><text:span text:style-name="T47">1</text:span> equip slots</text:p>
                    </text:list-item>
                    <text:list-item>
                      <text:p text:style-name="P93">1 upgrade slot<text:span text:style-name="T48">s</text:span></text:p>
                    </text:list-item>
                  </text:list>
                </text:list-item>
                <text:list-item>
                  <text:p text:style-name="P76"><text:span text:style-name="T54">core operation </text:span>(main – def): (<text:span text:style-name="T37">3</text:span>) </text:p>
                  <text:list>
                    <text:list-item>
                      <text:p text:style-name="P94"><text:span text:style-name="T47">1</text:span> equip slot<text:span text:style-name="T48">s</text:span></text:p>
                    </text:list-item>
                    <text:list-item>
                      <text:p text:style-name="P93">1 upgrade slot</text:p>
                    </text:list-item>
                  </text:list>
                </text:list-item>
                <text:list-item>
                  <text:p text:style-name="P76"><text:span text:style-name="T58">engineering </text:span>(main – spd): (<text:span text:style-name="T24">3</text:span>)</text:p>
                  <text:list>
                    <text:list-item>
                      <text:p text:style-name="P94"><text:span text:style-name="T47">1</text:span> equip slot<text:span text:style-name="T48">s</text:span></text:p>
                    </text:list-item>
                    <text:list-item>
                      <text:p text:style-name="P93">1 upgrade slot<text:span text:style-name="T48">s</text:span></text:p>
                    </text:list-item>
                  </text:list>
                </text:list-item>
                <text:list-item>
                  <text:p text:style-name="P76">defensive (hybrid – pwr, def) – automatic</text:p>
                  <text:list>
                    <text:list-item>
                      <text:p text:style-name="P94"><text:span text:style-name="T34">1</text:span> equip slot<text:span text:style-name="T48">s</text:span></text:p>
                    </text:list-item>
                  </text:list>
                </text:list-item>
                <text:list-item>
                  <text:p text:style-name="P76">supply (hybrid – def, spd) – automatic</text:p>
                  <text:list>
                    <text:list-item>
                      <text:p text:style-name="P94">1 equip slot<text:span text:style-name="T48">s</text:span></text:p>
                    </text:list-item>
                  </text:list>
                </text:list-item>
                <text:list-item>
                  <text:p text:style-name="P76">tactical (hybrid – pwr, spd) – automatic</text:p>
                  <text:list>
                    <text:list-item>
                      <text:p text:style-name="P94"><text:span text:style-name="T37">1</text:span> equip slots</text:p>
                    </text:list-item>
                  </text:list>
                </text:list-item>
              </text:list>
            </text:list-item>
            <text:list-item>
              <text:p text:style-name="P66">Courier <text:span text:style-name="T31">(8 slots) +x% hold capacity</text:span></text:p>
              <text:list>
                <text:list-item>
                  <text:p text:style-name="P76">weapons (main – pwr): (2)</text:p>
                  <text:list>
                    <text:list-item>
                      <text:p text:style-name="P94">1 equip slot<text:span text:style-name="T48">s</text:span></text:p>
                    </text:list-item>
                    <text:list-item>
                      <text:p text:style-name="P96">0 upgrade slots</text:p>
                    </text:list-item>
                  </text:list>
                </text:list-item>
                <text:list-item>
                  <text:p text:style-name="P76"><text:span text:style-name="T54">core operation </text:span>(main – def): (<text:span text:style-name="T37">2</text:span>) </text:p>
                  <text:list>
                    <text:list-item>
                      <text:p text:style-name="P94">1 equip slot<text:span text:style-name="T48">s</text:span></text:p>
                    </text:list-item>
                    <text:list-item>
                      <text:p text:style-name="P96">0 upgrade slots</text:p>
                    </text:list-item>
                  </text:list>
                </text:list-item>
                <text:list-item>
                  <text:p text:style-name="P76"><text:span text:style-name="T58">engineering </text:span>(main – spd): (<text:span text:style-name="T37">5</text:span>)</text:p>
                  <text:list>
                    <text:list-item>
                      <text:p text:style-name="P94">2 equip slots</text:p>
                    </text:list-item>
                    <text:list-item>
                      <text:p text:style-name="P96">1 upgrade slots</text:p>
                    </text:list-item>
                  </text:list>
                </text:list-item>
                <text:list-item>
                  <text:p text:style-name="P76">defensive (hybrid – pwr, def) – automatic</text:p>
                  <text:list>
                    <text:list-item>
                      <text:p text:style-name="P94"><text:span text:style-name="T33">1</text:span> equip slot<text:span text:style-name="T48">s</text:span></text:p>
                    </text:list-item>
                  </text:list>
                </text:list-item>
                <text:list-item>
                  <text:p text:style-name="P76">supply (hybrid – def, spd) – automatic</text:p>
                  <text:list>
                    <text:list-item>
                      <text:p text:style-name="P94"><text:span text:style-name="T48">1</text:span> equip slots</text:p>
                    </text:list-item>
                  </text:list>
                </text:list-item>
                <text:list-item>
                  <text:p text:style-name="P76">tactical (hybrid – pwr, spd) – automatic</text:p>
                  <text:list>
                    <text:list-item>
                      <text:p text:style-name="P94"><text:span text:style-name="T48">1</text:span> <text:span text:style-name="T48">1</text:span>equip slot<text:span text:style-name="T48">s</text:span></text:p>
                    </text:list-item>
                  </text:list>
                </text:list-item>
              </text:list>
            </text:list-item>
          </text:list>
        </text:list-item>
      </text:list>
      <text:p text:style-name="P8">Race Information (continued)</text:p>
      <text:p text:style-name="P54"/>
      <text:list xml:id="list32920469405602" text:continue-numbering="true" text:style-name="L3">
        <text:list-item>
          <text:list>
            <text:list-item>
              <text:p text:style-name="P66">Scout <text:span text:style-name="T31">(10 slots) +x% efficiency bonus to weapons equipment</text:span></text:p>
              <text:list>
                <text:list-item>
                  <text:p text:style-name="P76">weapons (main – pwr): (<text:span text:style-name="T37">4</text:span>)</text:p>
                  <text:list>
                    <text:list-item>
                      <text:p text:style-name="P94"><text:span text:style-name="T37">2</text:span> equip slot<text:span text:style-name="T48">s</text:span></text:p>
                    </text:list-item>
                    <text:list-item>
                      <text:p text:style-name="P96">1 upgrade slots</text:p>
                    </text:list-item>
                  </text:list>
                </text:list-item>
                <text:list-item>
                  <text:p text:style-name="P76"><text:span text:style-name="T54">core operation </text:span>(main – def): (1) </text:p>
                  <text:list>
                    <text:list-item>
                      <text:p text:style-name="P94">1 equip slot<text:span text:style-name="T48">s</text:span></text:p>
                    </text:list-item>
                    <text:list-item>
                      <text:p text:style-name="P96">0 upgrade slots</text:p>
                    </text:list-item>
                  </text:list>
                </text:list-item>
                <text:list-item>
                  <text:p text:style-name="P76"><text:span text:style-name="T58">engineering </text:span>(main – spd): (<text:span text:style-name="T37">4</text:span>)</text:p>
                  <text:list>
                    <text:list-item>
                      <text:p text:style-name="P94">2 equip slots</text:p>
                    </text:list-item>
                    <text:list-item>
                      <text:p text:style-name="P96">1 upgrade slots</text:p>
                    </text:list-item>
                  </text:list>
                </text:list-item>
                <text:list-item>
                  <text:p text:style-name="P76">defensive (hybrid – pwr, def) – automatic</text:p>
                  <text:list>
                    <text:list-item>
                      <text:p text:style-name="P94"><text:span text:style-name="T38">1</text:span> equip slot<text:span text:style-name="T48">a</text:span></text:p>
                    </text:list-item>
                  </text:list>
                </text:list-item>
                <text:list-item>
                  <text:p text:style-name="P76">supply (hybrid – def, spd) – automatic</text:p>
                  <text:list>
                    <text:list-item>
                      <text:p text:style-name="P94"><text:span text:style-name="T38">1</text:span> equip slot<text:span text:style-name="T48">s</text:span></text:p>
                    </text:list-item>
                  </text:list>
                </text:list-item>
                <text:list-item>
                  <text:p text:style-name="P76">tactical system (hybrid – pwr, spd) – automatic</text:p>
                  <text:list>
                    <text:list-item>
                      <text:p text:style-name="P94"><text:span text:style-name="T48">1</text:span> equip slots</text:p>
                    </text:list-item>
                  </text:list>
                </text:list-item>
              </text:list>
            </text:list-item>
          </text:list>
        </text:list-item>
      </text:list>
      <text:p text:style-name="P12"/>
      <text:p text:style-name="P58"/>
      <text:p text:style-name="P12"><text:span text:style-name="T16">Race:</text:span> <text:s/>﻿Chentia</text:p>
      <text:p text:style-name="P12"><text:span text:style-name="T17">Main Attribute/</text:span><text:span text:style-name="T18">Weakness</text:span><text:span text:style-name="T16">:</text:span> Power/<text:span text:style-name="T43">Speed</text:span> <text:span text:style-name="T20">(see Appendix A)</text:span></text:p>
      <text:p text:style-name="P12"><text:span text:style-name="T16">Color:</text:span> Red</text:p>
      <text:p text:style-name="P18">Race Ship-Satellite (Option): Mine Deployer</text:p>
      <text:p text:style-name="P18"/>
      <text:p text:style-name="P12"><text:span text:style-name="T16">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8"/>
      <text:p text:style-name="P18">Ship Types:</text:p>
      <text:list xml:id="list7201094676690553993" text:style-name="L4">
        <text:list-item>
          <text:p text:style-name="P67">Big Ships</text:p>
        </text:list-item>
      </text:list>
      <text:p text:style-name="P8">Race Information (continued)</text:p>
      <text:p text:style-name="P54"/>
      <text:list xml:id="list32920464425557" text:continue-numbering="true" text:style-name="L4">
        <text:list-item>
          <text:list>
            <text:list-item>
              <text:p text:style-name="P68">Dreadnaught <text:span text:style-name="T31">(14 slots) +X% efficiency bonus to <text:s/>defensive and engineering equipment</text:span></text:p>
              <text:list>
                <text:list-item>
                  <text:p text:style-name="P77">weapons(main – pwr): (<text:span text:style-name="T37">6</text:span>)</text:p>
                  <text:list>
                    <text:list-item>
                      <text:p text:style-name="P95"><text:span text:style-name="T37">2</text:span> equip slots</text:p>
                    </text:list-item>
                    <text:list-item>
                      <text:p text:style-name="P97">2 upgrade slots</text:p>
                    </text:list-item>
                  </text:list>
                </text:list-item>
                <text:list-item>
                  <text:p text:style-name="P77"><text:span text:style-name="T54">core operation</text:span>(main – def): (<text:span text:style-name="T37">8</text:span>)</text:p>
                  <text:list>
                    <text:list-item>
                      <text:p text:style-name="P95"><text:span text:style-name="T37">3</text:span> equip slots</text:p>
                    </text:list-item>
                    <text:list-item>
                      <text:p text:style-name="P97">2 upgrade slots</text:p>
                    </text:list-item>
                  </text:list>
                </text:list-item>
                <text:list-item>
                  <text:p text:style-name="P77"><text:span text:style-name="T58">engineering </text:span>(main – spd): (<text:span text:style-name="T25">1</text:span>)</text:p>
                  <text:list>
                    <text:list-item>
                      <text:p text:style-name="P95">1 equip slot<text:span text:style-name="T48">s</text:span></text:p>
                    </text:list-item>
                    <text:list-item>
                      <text:p text:style-name="P97">0 upgrade slots</text:p>
                    </text:list-item>
                  </text:list>
                </text:list-item>
                <text:list-item>
                  <text:p text:style-name="P77">defensive system (hybrid – pwr, def) – automatic</text:p>
                  <text:list>
                    <text:list-item>
                      <text:p text:style-name="P95"><text:span text:style-name="T48">2</text:span> equip slots</text:p>
                    </text:list-item>
                  </text:list>
                </text:list-item>
                <text:list-item>
                  <text:p text:style-name="P77">supply (hybrid – def, spd) – automatic</text:p>
                  <text:list>
                    <text:list-item>
                      <text:p text:style-name="P95"><text:span text:style-name="T48">1</text:span> equip slot<text:span text:style-name="T49">s</text:span></text:p>
                    </text:list-item>
                  </text:list>
                </text:list-item>
                <text:list-item>
                  <text:p text:style-name="P77">tactical system (hybrid – pwr, spd) – automatic</text:p>
                  <text:list>
                    <text:list-item>
                      <text:p text:style-name="P95"><text:span text:style-name="T48">1</text:span> equip slots</text:p>
                    </text:list-item>
                  </text:list>
                </text:list-item>
              </text:list>
            </text:list-item>
            <text:list-item>
              <text:p text:style-name="P68">Carrier <text:span text:style-name="T31">(14 slots) +X% cargo capacity and efficiency bonus to supply equipment</text:span></text:p>
              <text:list>
                <text:list-item>
                  <text:p text:style-name="P77">weapons (main – pwr): (<text:span text:style-name="T25">3</text:span>)</text:p>
                  <text:list>
                    <text:list-item>
                      <text:p text:style-name="P95">1 equip slot<text:span text:style-name="T48">s</text:span></text:p>
                    </text:list-item>
                    <text:list-item>
                      <text:p text:style-name="P97">1 upgrade slots</text:p>
                    </text:list-item>
                  </text:list>
                </text:list-item>
                <text:list-item>
                  <text:p text:style-name="P77"><text:span text:style-name="T54">core operation </text:span>(main – def): (<text:span text:style-name="T37">5</text:span>)</text:p>
                  <text:list>
                    <text:list-item>
                      <text:p text:style-name="P95"><text:span text:style-name="T37">2</text:span> equip slots</text:p>
                    </text:list-item>
                    <text:list-item>
                      <text:p text:style-name="P97">1 upgrade slots</text:p>
                    </text:list-item>
                  </text:list>
                </text:list-item>
                <text:list-item>
                  <text:p text:style-name="P77"><text:span text:style-name="T58">engineering </text:span>(main – spd): (<text:span text:style-name="T37">7)</text:span></text:p>
                  <text:list>
                    <text:list-item>
                      <text:p text:style-name="P95"><text:span text:style-name="T37">3</text:span> equip slots</text:p>
                    </text:list-item>
                    <text:list-item>
                      <text:p text:style-name="P97">2 upgrade slots</text:p>
                    </text:list-item>
                  </text:list>
                </text:list-item>
                <text:list-item>
                  <text:p text:style-name="P77">defensive (hybrid – pwr, def) – automatic</text:p>
                  <text:list>
                    <text:list-item>
                      <text:p text:style-name="P95"><text:span text:style-name="T48">1</text:span> equip slots</text:p>
                    </text:list-item>
                  </text:list>
                </text:list-item>
                <text:list-item>
                  <text:p text:style-name="P77">supply (hybrid – def, spd) – automatic</text:p>
                  <text:list>
                    <text:list-item>
                      <text:p text:style-name="P95">2 equip slots</text:p>
                    </text:list-item>
                  </text:list>
                </text:list-item>
                <text:list-item>
                  <text:p text:style-name="P77">tactical system (hybrid – pwr, spd) – automatic</text:p>
                  <text:list>
                    <text:list-item>
                      <text:p text:style-name="P95"><text:span text:style-name="T49">1</text:span> equip slots</text:p>
                    </text:list-item>
                  </text:list>
                </text:list-item>
              </text:list>
            </text:list-item>
          </text:list>
        </text:list-item>
      </text:list>
      <text:p text:style-name="P8">Race Information (continued)</text:p>
      <text:p text:style-name="P54"/>
      <text:list xml:id="list32921582052947" text:continue-numbering="true" text:style-name="L4">
        <text:list-item>
          <text:list>
            <text:list-item>
              <text:p text:style-name="P68">Battle Cruiser <text:span text:style-name="T31">(14 slots) +X% efficiency bonus to weapons and tactical</text:span></text:p>
              <text:list>
                <text:list-item>
                  <text:p text:style-name="P77">weapons (main – pwr): (<text:span text:style-name="T38">9)</text:span></text:p>
                  <text:list>
                    <text:list-item>
                      <text:p text:style-name="P95"><text:span text:style-name="T38">3</text:span> equip slots</text:p>
                    </text:list-item>
                    <text:list-item>
                      <text:p text:style-name="P98">3 upgrade slots</text:p>
                    </text:list-item>
                  </text:list>
                </text:list-item>
                <text:list-item>
                  <text:p text:style-name="P77"><text:span text:style-name="T54">core operation </text:span>(main – def): (<text:span text:style-name="T25">2)</text:span></text:p>
                  <text:list>
                    <text:list-item>
                      <text:p text:style-name="P95">1 equip slots</text:p>
                    </text:list-item>
                    <text:list-item>
                      <text:p text:style-name="P98">0 upgrade slots</text:p>
                    </text:list-item>
                  </text:list>
                </text:list-item>
                <text:list-item>
                  <text:p text:style-name="P77"><text:span text:style-name="T58">engineering </text:span>(main – spd): (<text:span text:style-name="T38">4)</text:span></text:p>
                  <text:list>
                    <text:list-item>
                      <text:p text:style-name="P95"><text:span text:style-name="T38">2</text:span> equip slots</text:p>
                    </text:list-item>
                    <text:list-item>
                      <text:p text:style-name="P98">1 upgrade slots</text:p>
                    </text:list-item>
                  </text:list>
                </text:list-item>
                <text:list-item>
                  <text:p text:style-name="P77">defensive (hybrid – pwr, def) – automatic</text:p>
                  <text:list>
                    <text:list-item>
                      <text:p text:style-name="P95"><text:span text:style-name="T49">1</text:span> equip slots</text:p>
                    </text:list-item>
                  </text:list>
                </text:list-item>
                <text:list-item>
                  <text:p text:style-name="P77">supply (hybrid – def, spd) – automatic</text:p>
                  <text:list>
                    <text:list-item>
                      <text:p text:style-name="P95"><text:span text:style-name="T38">1</text:span> equip slots</text:p>
                    </text:list-item>
                  </text:list>
                </text:list-item>
                <text:list-item>
                  <text:p text:style-name="P77">tactical <text:s/>(hybrid – pwr, spd) – automatic</text:p>
                  <text:list>
                    <text:list-item>
                      <text:p text:style-name="P99">2 equip slots</text:p>
                    </text:list-item>
                  </text:list>
                </text:list-item>
              </text:list>
            </text:list-item>
          </text:list>
        </text:list-item>
        <text:list-item>
          <text:p text:style-name="P67">Mid-size Ships</text:p>
          <text:list>
            <text:list-item>
              <text:p text:style-name="P68">Battleship <text:span text:style-name="T32">(11 slots) +x% efficiency bonus to defensive <text:s/>and engineering</text:span></text:p>
              <text:list>
                <text:list-item>
                  <text:p text:style-name="P77">weapons (main – pwr): (<text:span text:style-name="T38">5)</text:span></text:p>
                  <text:list>
                    <text:list-item>
                      <text:p text:style-name="P100"><text:span text:style-name="T38">2</text:span> equip slots</text:p>
                    </text:list-item>
                    <text:list-item>
                      <text:p text:style-name="P98">1 upgrade slots</text:p>
                    </text:list-item>
                  </text:list>
                </text:list-item>
                <text:list-item>
                  <text:p text:style-name="P77"><text:span text:style-name="T54">core operation </text:span>(main – def): (<text:span text:style-name="T38">6)</text:span></text:p>
                  <text:list>
                    <text:list-item>
                      <text:p text:style-name="P100">2 equip slots</text:p>
                    </text:list-item>
                    <text:list-item>
                      <text:p text:style-name="P98">2 upgrade slots</text:p>
                    </text:list-item>
                  </text:list>
                </text:list-item>
                <text:list-item>
                  <text:p text:style-name="P77"><text:span text:style-name="T58">engineering </text:span>(main – spd): (<text:span text:style-name="T25">1)</text:span></text:p>
                  <text:list>
                    <text:list-item>
                      <text:p text:style-name="P100">1 equip slot<text:span text:style-name="T49">s</text:span></text:p>
                    </text:list-item>
                    <text:list-item>
                      <text:p text:style-name="P98">0 upgrade slots</text:p>
                    </text:list-item>
                  </text:list>
                </text:list-item>
                <text:list-item>
                  <text:p text:style-name="P77">defensive (hybrid – pwr, def) – automatic</text:p>
                  <text:list>
                    <text:list-item>
                      <text:p text:style-name="P100"><text:span text:style-name="T49">1</text:span> equip slots</text:p>
                    </text:list-item>
                  </text:list>
                </text:list-item>
                <text:list-item>
                  <text:p text:style-name="P77">supply (hybrid – def, spd) – automatic</text:p>
                  <text:list>
                    <text:list-item>
                      <text:p text:style-name="P100"><text:span text:style-name="T49">1</text:span> equip slot<text:span text:style-name="T49">s</text:span></text:p>
                    </text:list-item>
                  </text:list>
                </text:list-item>
                <text:list-item>
                  <text:p text:style-name="P77">tactical (hybrid – pwr, spd) – automatic</text:p>
                  <text:list>
                    <text:list-item>
                      <text:p text:style-name="P100"><text:span text:style-name="T38">1</text:span> equip slots</text:p>
                    </text:list-item>
                  </text:list>
                </text:list-item>
              </text:list>
            </text:list-item>
          </text:list>
        </text:list-item>
      </text:list>
      <text:p text:style-name="P9">Race Information (continued)</text:p>
      <text:p text:style-name="P55"/>
      <text:list xml:id="list32921039981427" text:continue-numbering="true" text:style-name="L4">
        <text:list-item>
          <text:list>
            <text:list-item>
              <text:p text:style-name="P68">Support Frigate <text:span text:style-name="T32">(11 slots) +x% to cargo capacity and efficiency bonus to supply equipment</text:span></text:p>
              <text:list>
                <text:list-item>
                  <text:p text:style-name="P78">weapons (main – pwr): (<text:span text:style-name="T25">3)</text:span></text:p>
                  <text:list>
                    <text:list-item>
                      <text:p text:style-name="P100">1 equip slot<text:span text:style-name="T49">s</text:span></text:p>
                    </text:list-item>
                    <text:list-item>
                      <text:p text:style-name="P98">1 upgrade slots</text:p>
                    </text:list-item>
                  </text:list>
                </text:list-item>
                <text:list-item>
                  <text:p text:style-name="P78"><text:span text:style-name="T54">core operation </text:span>(main – def): (<text:span text:style-name="T38">4)</text:span></text:p>
                  <text:list>
                    <text:list-item>
                      <text:p text:style-name="P100">2 equip slots</text:p>
                    </text:list-item>
                    <text:list-item>
                      <text:p text:style-name="P98">1 upgrade slots</text:p>
                    </text:list-item>
                  </text:list>
                </text:list-item>
                <text:list-item>
                  <text:p text:style-name="P78"><text:span text:style-name="T58">engineering </text:span>(main – spd): (<text:span text:style-name="T38">5)</text:span></text:p>
                  <text:list>
                    <text:list-item>
                      <text:p text:style-name="P100"><text:span text:style-name="T38">2</text:span> equip slot<text:span text:style-name="T49">s</text:span></text:p>
                    </text:list-item>
                    <text:list-item>
                      <text:p text:style-name="P98">1 upgrade slots</text:p>
                    </text:list-item>
                  </text:list>
                </text:list-item>
                <text:list-item>
                  <text:p text:style-name="P78">defensive (hybrid – pwr, def) – automatic</text:p>
                  <text:list>
                    <text:list-item>
                      <text:p text:style-name="P100"><text:span text:style-name="T49">1</text:span> equip slots</text:p>
                    </text:list-item>
                  </text:list>
                </text:list-item>
                <text:list-item>
                  <text:p text:style-name="P78">supply (hybrid – def, spd) – automatic</text:p>
                  <text:list>
                    <text:list-item>
                      <text:p text:style-name="P100"><text:span text:style-name="T49">1</text:span> equip slots</text:p>
                    </text:list-item>
                  </text:list>
                </text:list-item>
                <text:list-item>
                  <text:p text:style-name="P78">tactical (hybrid – pwr, spd) – automatic</text:p>
                  <text:list>
                    <text:list-item>
                      <text:p text:style-name="P100"><text:span text:style-name="T49">1</text:span> equip slot<text:span text:style-name="T49">s</text:span></text:p>
                    </text:list-item>
                  </text:list>
                </text:list-item>
              </text:list>
            </text:list-item>
            <text:list-item>
              <text:p text:style-name="P69">Destroyer <text:span text:style-name="T32">(11 slots) +x% efficiency bonus to weapons <text:s/>and tactical equipment</text:span></text:p>
              <text:list>
                <text:list-item>
                  <text:p text:style-name="P78">weapons (main – pwr): (<text:span text:style-name="T38">7)</text:span></text:p>
                  <text:list>
                    <text:list-item>
                      <text:p text:style-name="P100"><text:span text:style-name="T38">3</text:span> equip slots</text:p>
                    </text:list-item>
                    <text:list-item>
                      <text:p text:style-name="P98">2 upgrade slots</text:p>
                    </text:list-item>
                  </text:list>
                </text:list-item>
                <text:list-item>
                  <text:p text:style-name="P78"><text:span text:style-name="T54">core operation </text:span>(main – def): (<text:span text:style-name="T25">2)</text:span></text:p>
                  <text:list>
                    <text:list-item>
                      <text:p text:style-name="P100">1 equip slot<text:span text:style-name="T49">s</text:span></text:p>
                    </text:list-item>
                    <text:list-item>
                      <text:p text:style-name="P98">0 upgrade slots</text:p>
                    </text:list-item>
                  </text:list>
                </text:list-item>
                <text:list-item>
                  <text:p text:style-name="P78"><text:span text:style-name="T58">engineering </text:span>(main – spd): (<text:span text:style-name="T38">3)</text:span></text:p>
                  <text:list>
                    <text:list-item>
                      <text:p text:style-name="P100"><text:span text:style-name="T38">1</text:span> equip slots</text:p>
                    </text:list-item>
                    <text:list-item>
                      <text:p text:style-name="P98">1 upgrade slots</text:p>
                    </text:list-item>
                  </text:list>
                </text:list-item>
                <text:list-item>
                  <text:p text:style-name="P78">defensive (hybrid – pwr, def) – automatic</text:p>
                  <text:list>
                    <text:list-item>
                      <text:p text:style-name="P100"><text:span text:style-name="T49">1</text:span> equip slots</text:p>
                    </text:list-item>
                  </text:list>
                </text:list-item>
                <text:list-item>
                  <text:p text:style-name="P78">supply (hybrid – def, spd) – automatic</text:p>
                  <text:list>
                    <text:list-item>
                      <text:p text:style-name="P100"><text:span text:style-name="T38">1</text:span> equip slots</text:p>
                    </text:list-item>
                  </text:list>
                </text:list-item>
                <text:list-item>
                  <text:p text:style-name="P78">tactical (hybrid – pwr, spd) – automatic</text:p>
                  <text:list>
                    <text:list-item>
                      <text:p text:style-name="P100"><text:span text:style-name="T49">1</text:span> equip slots</text:p>
                    </text:list-item>
                  </text:list>
                </text:list-item>
              </text:list>
            </text:list-item>
          </text:list>
        </text:list-item>
      </text:list>
      <text:p text:style-name="P57"/>
      <text:p text:style-name="P11">Race Information (continued)</text:p>
      <text:p text:style-name="P57"/>
      <text:list xml:id="list32921013839095" text:continue-numbering="true" text:style-name="L4">
        <text:list-item>
          <text:p text:style-name="P67">Small Ships</text:p>
          <text:list>
            <text:list-item>
              <text:p text:style-name="P69">Heavy Fighter <text:span text:style-name="T32">(10 slots) +x% efficiency bonus to defensive equipment</text:span></text:p>
              <text:list>
                <text:list-item>
                  <text:p text:style-name="P78">weapons (main – pwr): (<text:span text:style-name="T38">4)</text:span></text:p>
                  <text:list>
                    <text:list-item>
                      <text:p text:style-name="P100">2 equip slots</text:p>
                    </text:list-item>
                    <text:list-item>
                      <text:p text:style-name="P98">1 upgrade slots</text:p>
                    </text:list-item>
                  </text:list>
                </text:list-item>
                <text:list-item>
                  <text:p text:style-name="P78"><text:span text:style-name="T54">core operation </text:span>(main – def): (<text:span text:style-name="T38">4)</text:span></text:p>
                  <text:list>
                    <text:list-item>
                      <text:p text:style-name="P100"><text:span text:style-name="T38">2</text:span> equip slots</text:p>
                    </text:list-item>
                    <text:list-item>
                      <text:p text:style-name="P98">1 upgrade slots</text:p>
                    </text:list-item>
                  </text:list>
                </text:list-item>
                <text:list-item>
                  <text:p text:style-name="P78"><text:span text:style-name="T59">engineering </text:span>(main – spd): (<text:span text:style-name="T25">1)</text:span></text:p>
                  <text:list>
                    <text:list-item>
                      <text:p text:style-name="P100">1 equip slots</text:p>
                    </text:list-item>
                    <text:list-item>
                      <text:p text:style-name="P98">0 upgrade slots</text:p>
                    </text:list-item>
                  </text:list>
                </text:list-item>
                <text:list-item>
                  <text:p text:style-name="P78">defensive (hybrid – pwr, def) – automatic</text:p>
                  <text:list>
                    <text:list-item>
                      <text:p text:style-name="P100"><text:span text:style-name="T49">1</text:span> equip slots</text:p>
                    </text:list-item>
                  </text:list>
                </text:list-item>
                <text:list-item>
                  <text:p text:style-name="P78">supply (hybrid – def, spd) – automatic</text:p>
                  <text:list>
                    <text:list-item>
                      <text:p text:style-name="P100">1 equip slot<text:span text:style-name="T50">s</text:span></text:p>
                    </text:list-item>
                  </text:list>
                </text:list-item>
                <text:list-item>
                  <text:p text:style-name="P78">tactical (hybrid – pwr, spd) – automatic</text:p>
                  <text:list>
                    <text:list-item>
                      <text:p text:style-name="P100">1 equip slots</text:p>
                    </text:list-item>
                  </text:list>
                </text:list-item>
              </text:list>
            </text:list-item>
            <text:list-item>
              <text:p text:style-name="P69">Courier <text:span text:style-name="T42">(experimental: +1 upgrade slot each) (9 slots) +x% hold capacity</text:span></text:p>
              <text:list>
                <text:list-item>
                  <text:p text:style-name="P79">weapons (main – pwr): (<text:span text:style-name="T25">3)</text:span></text:p>
                  <text:list>
                    <text:list-item>
                      <text:p text:style-name="P100">1 equip slot<text:span text:style-name="T50">s</text:span></text:p>
                    </text:list-item>
                    <text:list-item>
                      <text:p text:style-name="P102">1 upgrade slots</text:p>
                    </text:list-item>
                  </text:list>
                </text:list-item>
                <text:list-item>
                  <text:p text:style-name="P79"><text:span text:style-name="T54">core operation </text:span>(main – def): (<text:span text:style-name="T38">3)</text:span></text:p>
                  <text:list>
                    <text:list-item>
                      <text:p text:style-name="P100"><text:span text:style-name="T38">1</text:span> equip slots</text:p>
                    </text:list-item>
                    <text:list-item>
                      <text:p text:style-name="P102">1 upgrade slots</text:p>
                    </text:list-item>
                  </text:list>
                </text:list-item>
                <text:list-item>
                  <text:p text:style-name="P79"><text:span text:style-name="T59">engineering </text:span>(main – spd): (<text:span text:style-name="T38">3)</text:span></text:p>
                  <text:list>
                    <text:list-item>
                      <text:p text:style-name="P100">1 equip slot<text:span text:style-name="T50">s</text:span></text:p>
                    </text:list-item>
                    <text:list-item>
                      <text:p text:style-name="P102">1 upgrade slots</text:p>
                    </text:list-item>
                  </text:list>
                </text:list-item>
                <text:list-item>
                  <text:p text:style-name="P79">defensive (hybrid – pwr, def) – automatic</text:p>
                  <text:list>
                    <text:list-item>
                      <text:p text:style-name="P100"><text:span text:style-name="T38">1</text:span> equip slots</text:p>
                    </text:list-item>
                  </text:list>
                </text:list-item>
                <text:list-item>
                  <text:p text:style-name="P79">supply (hybrid – def, spd) – automatic</text:p>
                  <text:list>
                    <text:list-item>
                      <text:p text:style-name="P100">1 equip slot</text:p>
                    </text:list-item>
                  </text:list>
                </text:list-item>
                <text:list-item>
                  <text:p text:style-name="P79">tactical (hybrid – pwr, spd) – automatic</text:p>
                  <text:list>
                    <text:list-item>
                      <text:p text:style-name="P100">1 equip slot</text:p>
                    </text:list-item>
                  </text:list>
                </text:list-item>
              </text:list>
            </text:list-item>
          </text:list>
        </text:list-item>
      </text:list>
      <text:p text:style-name="P9">Race Information (continued)</text:p>
      <text:p text:style-name="P55"/>
      <text:list xml:id="list32921118131459" text:continue-numbering="true" text:style-name="L4">
        <text:list-item>
          <text:list>
            <text:list-item>
              <text:p text:style-name="P69">Fighter <text:span text:style-name="T32">(8 slots) +x% efficiency bonus to weapons equipment</text:span></text:p>
              <text:list>
                <text:list-item>
                  <text:p text:style-name="P79">weapons (main – pwr): (<text:span text:style-name="T38">5)</text:span></text:p>
                  <text:list>
                    <text:list-item>
                      <text:p text:style-name="P100">2 equip slots</text:p>
                    </text:list-item>
                    <text:list-item>
                      <text:p text:style-name="P102">1 upgrade slots</text:p>
                    </text:list-item>
                  </text:list>
                </text:list-item>
                <text:list-item>
                  <text:p text:style-name="P79"><text:span text:style-name="T54">core operation</text:span>(main – def): (<text:span text:style-name="T25">2)</text:span></text:p>
                  <text:list>
                    <text:list-item>
                      <text:p text:style-name="P100">1 equip slot<text:span text:style-name="T50">s</text:span></text:p>
                    </text:list-item>
                    <text:list-item>
                      <text:p text:style-name="P102">0 upgrade slots</text:p>
                    </text:list-item>
                  </text:list>
                </text:list-item>
                <text:list-item>
                  <text:p text:style-name="P79"><text:span text:style-name="T59">engineering </text:span>(main – spd): (<text:span text:style-name="T38">2)</text:span></text:p>
                  <text:list>
                    <text:list-item>
                      <text:p text:style-name="P100">1 equip slot</text:p>
                    </text:list-item>
                    <text:list-item>
                      <text:p text:style-name="P102">0 upgrade slots</text:p>
                    </text:list-item>
                  </text:list>
                </text:list-item>
                <text:list-item>
                  <text:p text:style-name="P79">defensive (hybrid – pwr, def) – automatic</text:p>
                  <text:list>
                    <text:list-item>
                      <text:p text:style-name="P100"><text:span text:style-name="T50">1 </text:span>equip slot</text:p>
                    </text:list-item>
                  </text:list>
                </text:list-item>
                <text:list-item>
                  <text:p text:style-name="P79">supply (hybrid – def, spd) – automatic</text:p>
                  <text:list>
                    <text:list-item>
                      <text:p text:style-name="P100">1 equip slot<text:span text:style-name="T50">s</text:span></text:p>
                    </text:list-item>
                  </text:list>
                </text:list-item>
                <text:list-item>
                  <text:p text:style-name="P79">tactical (hybrid – pwr, spd) – automatic</text:p>
                  <text:list>
                    <text:list-item>
                      <text:p text:style-name="P125"><text:span text:style-name="T13">1</text:span><text:span text:style-name="T12"> equip slots</text:span></text:p>
                    </text:list-item>
                  </text:list>
                </text:list-item>
              </text:list>
            </text:list-item>
          </text:list>
        </text:list-item>
      </text:list>
      <text:p text:style-name="P18"/>
      <text:p text:style-name="P18"/>
      <text:p text:style-name="P12"><text:span text:style-name="T16">Race: </text:span>﻿Urthrax</text:p>
      <text:p text:style-name="P12"><text:span text:style-name="T17">Main attribute/</text:span><text:span text:style-name="T18">weakness</text:span><text:span text:style-name="T16">:</text:span> Defense/<text:span text:style-name="T43">Power</text:span> <text:span text:style-name="T20">(see Appendix A)</text:span></text:p>
      <text:p text:style-name="P12"><text:span text:style-name="T16">Color:</text:span> Green</text:p>
      <text:p text:style-name="P18">Race Ship-Satellite (Option): Satellite Shield Generator</text:p>
      <text:p text:style-name="P12"><text:span text:style-name="T16">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8">o</text:span>ng hulls.</text:p>
      <text:p text:style-name="P12"/>
      <text:p text:style-name="P18">Ship Types:</text:p>
      <text:list xml:id="list4064096435424903831" text:style-name="L5">
        <text:list-item>
          <text:p text:style-name="P70">Big Ships</text:p>
        </text:list-item>
      </text:list>
      <text:p text:style-name="P9">Race Information (continued)</text:p>
      <text:p text:style-name="P55"/>
      <text:list xml:id="list32922556453920" text:continue-numbering="true" text:style-name="L5">
        <text:list-item>
          <text:list>
            <text:list-item>
              <text:p text:style-name="P70">Dreadnaught <text:span text:style-name="T32">(14 slots) +X% efficiency bonus to <text:s/>defensive and engineering equipment</text:span></text:p>
              <text:list>
                <text:list-item>
                  <text:p text:style-name="P80">weapons (main – pwr): (<text:span text:style-name="T39">4)</text:span></text:p>
                  <text:list>
                    <text:list-item>
                      <text:p text:style-name="P101"><text:span text:style-name="T39">2</text:span> equip slots</text:p>
                    </text:list-item>
                    <text:list-item>
                      <text:p text:style-name="P103">1 upgrade slots</text:p>
                    </text:list-item>
                  </text:list>
                </text:list-item>
                <text:list-item>
                  <text:p text:style-name="P80"><text:span text:style-name="T54">core operation</text:span>(main – def): (<text:span text:style-name="T39">9)</text:span></text:p>
                  <text:list>
                    <text:list-item>
                      <text:p text:style-name="P101"><text:span text:style-name="T39">3</text:span> equip slots</text:p>
                    </text:list-item>
                    <text:list-item>
                      <text:p text:style-name="P103">3 upgrade slots</text:p>
                    </text:list-item>
                  </text:list>
                </text:list-item>
                <text:list-item>
                  <text:p text:style-name="P80"><text:span text:style-name="T59">engineering </text:span>(main – spd): (<text:span text:style-name="T26">2)</text:span></text:p>
                  <text:list>
                    <text:list-item>
                      <text:p text:style-name="P101">1 equip slot<text:span text:style-name="T50">s</text:span></text:p>
                    </text:list-item>
                    <text:list-item>
                      <text:p text:style-name="P103">0 upgrade slots</text:p>
                    </text:list-item>
                  </text:list>
                </text:list-item>
                <text:list-item>
                  <text:p text:style-name="P80">defensive (hybrid – pwr, def) – automatic</text:p>
                  <text:list>
                    <text:list-item>
                      <text:p text:style-name="P101"><text:span text:style-name="T50">2</text:span> equip slots</text:p>
                    </text:list-item>
                  </text:list>
                </text:list-item>
                <text:list-item>
                  <text:p text:style-name="P80">supply<text:span text:style-name="T57"> </text:span>(hybrid – def, spd) – automatic</text:p>
                  <text:list>
                    <text:list-item>
                      <text:p text:style-name="P101"><text:span text:style-name="T50">1</text:span> equip slots</text:p>
                    </text:list-item>
                  </text:list>
                </text:list-item>
                <text:list-item>
                  <text:p text:style-name="P80">tactical (hybrid – pwr, spd) – automatic</text:p>
                  <text:list>
                    <text:list-item>
                      <text:p text:style-name="P101"><text:span text:style-name="T39">1</text:span> equip slots</text:p>
                    </text:list-item>
                  </text:list>
                </text:list-item>
              </text:list>
            </text:list-item>
            <text:list-item>
              <text:p text:style-name="P71">Carrier <text:span text:style-name="T32">(14 slots) +X% cargo capacity and efficiency bonus to supply equipment</text:span></text:p>
              <text:list>
                <text:list-item>
                  <text:p text:style-name="P80">weapons (main – pwr): (<text:span text:style-name="T26">1)</text:span></text:p>
                  <text:list>
                    <text:list-item>
                      <text:p text:style-name="P101">1 equip slot<text:span text:style-name="T50">s</text:span></text:p>
                    </text:list-item>
                    <text:list-item>
                      <text:p text:style-name="P103">0 upgrade slots</text:p>
                    </text:list-item>
                  </text:list>
                </text:list-item>
                <text:list-item>
                  <text:p text:style-name="P80"><text:span text:style-name="T54">core operation </text:span>(main – def): (<text:span text:style-name="T39">6)</text:span></text:p>
                  <text:list>
                    <text:list-item>
                      <text:p text:style-name="P101"><text:span text:style-name="T39">2</text:span> equip slots</text:p>
                    </text:list-item>
                    <text:list-item>
                      <text:p text:style-name="P103">2 upgrade slots</text:p>
                    </text:list-item>
                  </text:list>
                </text:list-item>
                <text:list-item>
                  <text:p text:style-name="P80"><text:span text:style-name="T59">engineering </text:span>(main – spd): (<text:span text:style-name="T39">8)</text:span></text:p>
                  <text:list>
                    <text:list-item>
                      <text:p text:style-name="P101"><text:span text:style-name="T39">3</text:span> equip slots</text:p>
                    </text:list-item>
                    <text:list-item>
                      <text:p text:style-name="P103">2 upgrade slots</text:p>
                    </text:list-item>
                  </text:list>
                </text:list-item>
                <text:list-item>
                  <text:p text:style-name="P80">defensive (hybrid – pwr, def) – automatic</text:p>
                  <text:list>
                    <text:list-item>
                      <text:p text:style-name="P101"><text:span text:style-name="T50">1</text:span> equip slots</text:p>
                    </text:list-item>
                  </text:list>
                </text:list-item>
                <text:list-item>
                  <text:p text:style-name="P80">supply<text:span text:style-name="T57"> </text:span>(hybrid – def, spd) – automatic</text:p>
                  <text:list>
                    <text:list-item>
                      <text:p text:style-name="P101"><text:span text:style-name="T50">2</text:span> equip slots</text:p>
                    </text:list-item>
                  </text:list>
                </text:list-item>
                <text:list-item>
                  <text:p text:style-name="P80">tactical (hybrid – pwr, spd) – automatic</text:p>
                  <text:list>
                    <text:list-item>
                      <text:p text:style-name="P101"><text:span text:style-name="T50">1</text:span> equip slot</text:p>
                    </text:list-item>
                  </text:list>
                </text:list-item>
              </text:list>
            </text:list-item>
          </text:list>
        </text:list-item>
      </text:list>
      <text:p text:style-name="P9">Race Information (continued)</text:p>
      <text:p text:style-name="P55"/>
      <text:list xml:id="list32920934646139" text:continue-numbering="true" text:style-name="L5">
        <text:list-item>
          <text:list>
            <text:list-item>
              <text:p text:style-name="P70">Battle Cruiser <text:span text:style-name="T35">(14 slots) +X% efficiency bonus to weapons and tactical</text:span></text:p>
              <text:list>
                <text:list-item>
                  <text:p text:style-name="P81">weapons (main – pwr): (<text:span text:style-name="T39">7)</text:span></text:p>
                  <text:list>
                    <text:list-item>
                      <text:p text:style-name="P101"><text:span text:style-name="T39">3</text:span> equip slots</text:p>
                    </text:list-item>
                    <text:list-item>
                      <text:p text:style-name="P103">2 upgrade slots</text:p>
                    </text:list-item>
                  </text:list>
                </text:list-item>
                <text:list-item>
                  <text:p text:style-name="P81"><text:span text:style-name="T54">core operation </text:span>(main – def): (<text:span text:style-name="T27">3)</text:span></text:p>
                  <text:list>
                    <text:list-item>
                      <text:p text:style-name="P101">1 equip slot<text:span text:style-name="T50">s</text:span></text:p>
                    </text:list-item>
                    <text:list-item>
                      <text:p text:style-name="P103">1 upgrade slots</text:p>
                    </text:list-item>
                  </text:list>
                </text:list-item>
                <text:list-item>
                  <text:p text:style-name="P81"><text:span text:style-name="T59">engineering </text:span>(main – spd): (<text:span text:style-name="T39">5)</text:span></text:p>
                  <text:list>
                    <text:list-item>
                      <text:p text:style-name="P101"><text:span text:style-name="T39">2</text:span> equip slots</text:p>
                    </text:list-item>
                    <text:list-item>
                      <text:p text:style-name="P103">1 upgrade slots</text:p>
                    </text:list-item>
                  </text:list>
                </text:list-item>
                <text:list-item>
                  <text:p text:style-name="P81">defensive (hybrid – pwr, def) – automatic</text:p>
                  <text:list>
                    <text:list-item>
                      <text:p text:style-name="P101"><text:span text:style-name="T50">1</text:span> equip slots</text:p>
                    </text:list-item>
                  </text:list>
                </text:list-item>
                <text:list-item>
                  <text:p text:style-name="P81">supply<text:span text:style-name="T57"> </text:span>(hybrid – def, spd) – automatic</text:p>
                  <text:list>
                    <text:list-item>
                      <text:p text:style-name="P101"><text:span text:style-name="T50">1</text:span> equip slots</text:p>
                    </text:list-item>
                  </text:list>
                </text:list-item>
                <text:list-item>
                  <text:p text:style-name="P81">tactical (hybrid – pwr, spd) – automatic</text:p>
                  <text:list>
                    <text:list-item>
                      <text:p text:style-name="P101">2 equip slots</text:p>
                    </text:list-item>
                  </text:list>
                </text:list-item>
              </text:list>
            </text:list-item>
          </text:list>
        </text:list-item>
        <text:list-item>
          <text:p text:style-name="P70">Mid-size Ships</text:p>
          <text:list>
            <text:list-item>
              <text:p text:style-name="P72">Battleship <text:span text:style-name="T35">(11 slots) +x% efficiency bonus to defensive <text:s/>and engineering</text:span></text:p>
              <text:list>
                <text:list-item>
                  <text:p text:style-name="P81">weapons (main – pwr): (<text:span text:style-name="T39">3)</text:span></text:p>
                  <text:list>
                    <text:list-item>
                      <text:p text:style-name="P101"><text:span text:style-name="T39">1</text:span> equip slots</text:p>
                    </text:list-item>
                    <text:list-item>
                      <text:p text:style-name="P104">1 upgrade slots</text:p>
                    </text:list-item>
                  </text:list>
                </text:list-item>
                <text:list-item>
                  <text:p text:style-name="P81"><text:span text:style-name="T54">core operation </text:span>(main – def): (<text:span text:style-name="T39">7)</text:span></text:p>
                  <text:list>
                    <text:list-item>
                      <text:p text:style-name="P101"><text:span text:style-name="T39">3</text:span> equip slots</text:p>
                    </text:list-item>
                    <text:list-item>
                      <text:p text:style-name="P104">2 upgrade slots</text:p>
                    </text:list-item>
                  </text:list>
                </text:list-item>
                <text:list-item>
                  <text:p text:style-name="P81"><text:span text:style-name="T59">engineering </text:span>(main – spd): (<text:span text:style-name="T26">2)</text:span></text:p>
                  <text:list>
                    <text:list-item>
                      <text:p text:style-name="P101">1 equip slot<text:span text:style-name="T51">s</text:span></text:p>
                    </text:list-item>
                    <text:list-item>
                      <text:p text:style-name="P104">0 upgrade slots</text:p>
                    </text:list-item>
                  </text:list>
                </text:list-item>
                <text:list-item>
                  <text:p text:style-name="P81">defensive (hybrid – pwr, def) – automatic</text:p>
                  <text:list>
                    <text:list-item>
                      <text:p text:style-name="P101"><text:span text:style-name="T51">1</text:span> equip slots</text:p>
                    </text:list-item>
                  </text:list>
                </text:list-item>
                <text:list-item>
                  <text:p text:style-name="P81">supply<text:span text:style-name="T56"> </text:span>(hybrid – def, spd) – automatic</text:p>
                  <text:list>
                    <text:list-item>
                      <text:p text:style-name="P101"><text:span text:style-name="T51">1</text:span> equip slots</text:p>
                    </text:list-item>
                  </text:list>
                </text:list-item>
                <text:list-item>
                  <text:p text:style-name="P81">tactical (hybrid – pwr, spd) – automatic</text:p>
                  <text:list>
                    <text:list-item>
                      <text:p text:style-name="P101"><text:span text:style-name="T39">1</text:span> equip slots</text:p>
                    </text:list-item>
                  </text:list>
                </text:list-item>
              </text:list>
            </text:list-item>
          </text:list>
        </text:list-item>
      </text:list>
      <text:p text:style-name="P9">Race Information (continued)</text:p>
      <text:p text:style-name="P55"/>
      <text:list xml:id="list32922535247428" text:continue-numbering="true" text:style-name="L5">
        <text:list-item>
          <text:list>
            <text:list-item>
              <text:p text:style-name="P70">Support Frigate <text:span text:style-name="T35">(11 slots) +x% to cargo capacity and efficiency bonus to supply equipment</text:span></text:p>
              <text:list>
                <text:list-item>
                  <text:p text:style-name="P81">weapons (main – pwr): (<text:span text:style-name="T26">1)</text:span></text:p>
                  <text:list>
                    <text:list-item>
                      <text:p text:style-name="P101">1 equip slot<text:span text:style-name="T51">s</text:span></text:p>
                    </text:list-item>
                    <text:list-item>
                      <text:p text:style-name="P104">0 upgrade slots</text:p>
                    </text:list-item>
                  </text:list>
                </text:list-item>
                <text:list-item>
                  <text:p text:style-name="P81"><text:span text:style-name="T54">core operation </text:span>(main – def): (<text:span text:style-name="T39">5)</text:span></text:p>
                  <text:list>
                    <text:list-item>
                      <text:p text:style-name="P101"><text:span text:style-name="T39">2</text:span> equip slots</text:p>
                    </text:list-item>
                    <text:list-item>
                      <text:p text:style-name="P104">1 upgrade slots</text:p>
                    </text:list-item>
                  </text:list>
                </text:list-item>
                <text:list-item>
                  <text:p text:style-name="P81"><text:span text:style-name="T59">engineering </text:span>(main – spd): (<text:span text:style-name="T39">6)</text:span></text:p>
                  <text:list>
                    <text:list-item>
                      <text:p text:style-name="P105">2 equip slots</text:p>
                    </text:list-item>
                    <text:list-item>
                      <text:p text:style-name="P104">2 upgrade slots</text:p>
                    </text:list-item>
                  </text:list>
                </text:list-item>
                <text:list-item>
                  <text:p text:style-name="P81">defensive (hybrid – pwr, def) – automatic</text:p>
                  <text:list>
                    <text:list-item>
                      <text:p text:style-name="P105"><text:span text:style-name="T39">1</text:span> equip slots</text:p>
                    </text:list-item>
                  </text:list>
                </text:list-item>
                <text:list-item>
                  <text:p text:style-name="P81">supply<text:span text:style-name="T56"> </text:span>(hybrid – def, spd) –automatic</text:p>
                  <text:list>
                    <text:list-item>
                      <text:p text:style-name="P105"><text:span text:style-name="T51">1</text:span> equip slots</text:p>
                    </text:list-item>
                  </text:list>
                </text:list-item>
                <text:list-item>
                  <text:p text:style-name="P81">tactical (hybrid – pwr, spd) – automatic</text:p>
                  <text:list>
                    <text:list-item>
                      <text:p text:style-name="P105"><text:span text:style-name="T51">1</text:span> equip slot<text:span text:style-name="T51">s</text:span></text:p>
                    </text:list-item>
                  </text:list>
                </text:list-item>
              </text:list>
            </text:list-item>
            <text:list-item>
              <text:p text:style-name="P70">Cruiser <text:span text:style-name="T35">(11 slots) +x% efficiency bonus to weapons <text:s/>and tactical equipment</text:span></text:p>
              <text:list>
                <text:list-item>
                  <text:p text:style-name="P81">weapons (main – pwr): (<text:span text:style-name="T39">5)</text:span></text:p>
                  <text:list>
                    <text:list-item>
                      <text:p text:style-name="P105"><text:span text:style-name="T39">2</text:span> equip slot<text:span text:style-name="T51">s</text:span></text:p>
                    </text:list-item>
                    <text:list-item>
                      <text:p text:style-name="P104">1 upgrade slots</text:p>
                    </text:list-item>
                  </text:list>
                </text:list-item>
                <text:list-item>
                  <text:p text:style-name="P81"><text:span text:style-name="T55">core operation </text:span>(main – def): (<text:span text:style-name="T27">3)</text:span></text:p>
                  <text:list>
                    <text:list-item>
                      <text:p text:style-name="P105">1 equip slot<text:span text:style-name="T51">s</text:span></text:p>
                    </text:list-item>
                    <text:list-item>
                      <text:p text:style-name="P104">1 upgrade slots</text:p>
                    </text:list-item>
                  </text:list>
                </text:list-item>
                <text:list-item>
                  <text:p text:style-name="P81"><text:span text:style-name="T59">engineering </text:span>(main – spd): (<text:span text:style-name="T39">4)</text:span></text:p>
                  <text:list>
                    <text:list-item>
                      <text:p text:style-name="P105">2 equip slots</text:p>
                    </text:list-item>
                    <text:list-item>
                      <text:p text:style-name="P104">1 upgrade slots</text:p>
                    </text:list-item>
                  </text:list>
                </text:list-item>
                <text:list-item>
                  <text:p text:style-name="P81">defensive (hybrid – pwr, def) – automatic</text:p>
                  <text:list>
                    <text:list-item>
                      <text:p text:style-name="P105"><text:span text:style-name="T51">1</text:span> equip slot<text:span text:style-name="T51">s</text:span></text:p>
                    </text:list-item>
                  </text:list>
                </text:list-item>
                <text:list-item>
                  <text:p text:style-name="P81">supply<text:span text:style-name="T56"> </text:span>(hybrid – def, spd) – automatic</text:p>
                  <text:list>
                    <text:list-item>
                      <text:p text:style-name="P105"><text:span text:style-name="T51">1</text:span> equip slots</text:p>
                    </text:list-item>
                  </text:list>
                </text:list-item>
                <text:list-item>
                  <text:p text:style-name="P81">tactical (hybrid – pwr, spd) – automatic</text:p>
                  <text:list>
                    <text:list-item>
                      <text:p text:style-name="P105"><text:span text:style-name="T51">1</text:span> equip slots</text:p>
                    </text:list-item>
                  </text:list>
                </text:list-item>
              </text:list>
            </text:list-item>
          </text:list>
        </text:list-item>
      </text:list>
      <text:p text:style-name="P51"/>
      <text:p text:style-name="P5">Race Information (continued)</text:p>
      <text:p text:style-name="P51"/>
      <text:list xml:id="list32921610927129" text:continue-numbering="true" text:style-name="L5">
        <text:list-item>
          <text:p text:style-name="P70">Small Ships </text:p>
          <text:list>
            <text:list-item>
              <text:p text:style-name="P73">Heavy Fighter <text:span text:style-name="T35">(8 slots) +x% efficiency bonus to defensive equipment</text:span></text:p>
              <text:list>
                <text:list-item>
                  <text:p text:style-name="P81">weapons (main – pwr): (<text:span text:style-name="T40">2)</text:span></text:p>
                  <text:list>
                    <text:list-item>
                      <text:p text:style-name="P105">1 equip slot<text:span text:style-name="T51">s</text:span></text:p>
                    </text:list-item>
                    <text:list-item>
                      <text:p text:style-name="P104">0 upgrade slots</text:p>
                    </text:list-item>
                  </text:list>
                </text:list-item>
                <text:list-item>
                  <text:p text:style-name="P81"><text:span text:style-name="T55">core operation </text:span>(main – def): (<text:span text:style-name="T40">5)</text:span></text:p>
                  <text:list>
                    <text:list-item>
                      <text:p text:style-name="P105">2 equip slots</text:p>
                    </text:list-item>
                    <text:list-item>
                      <text:p text:style-name="P104">1 upgrade slots</text:p>
                    </text:list-item>
                  </text:list>
                </text:list-item>
                <text:list-item>
                  <text:p text:style-name="P81"><text:span text:style-name="T59">engineering </text:span>(main – spd): (<text:span text:style-name="T26">2)</text:span></text:p>
                  <text:list>
                    <text:list-item>
                      <text:p text:style-name="P105">1 equip slot<text:span text:style-name="T51">s</text:span></text:p>
                    </text:list-item>
                    <text:list-item>
                      <text:p text:style-name="P104">0 upgrade slots</text:p>
                    </text:list-item>
                  </text:list>
                </text:list-item>
                <text:list-item>
                  <text:p text:style-name="P81">defensive (hybrid – pwr, def) – automatic</text:p>
                  <text:list>
                    <text:list-item>
                      <text:p text:style-name="P105"><text:span text:style-name="T51">1</text:span> equip slots</text:p>
                    </text:list-item>
                  </text:list>
                </text:list-item>
                <text:list-item>
                  <text:p text:style-name="P81">supply<text:span text:style-name="T56"> </text:span>(hybrid – def, spd) – automatic</text:p>
                  <text:list>
                    <text:list-item>
                      <text:p text:style-name="P105"><text:span text:style-name="T51">1</text:span> equip slots</text:p>
                    </text:list-item>
                  </text:list>
                </text:list-item>
                <text:list-item>
                  <text:p text:style-name="P81">tactical (hybrid – pwr, spd) – automatic</text:p>
                  <text:list>
                    <text:list-item>
                      <text:p text:style-name="P81"><text:s/><text:span text:style-name="T30">1 equip slots</text:span></text:p>
                    </text:list-item>
                  </text:list>
                </text:list-item>
              </text:list>
            </text:list-item>
            <text:list-item>
              <text:p text:style-name="P70">Transport <text:span text:style-name="T35">(10 slots) +x% hold capacity</text:span></text:p>
              <text:list>
                <text:list-item>
                  <text:p text:style-name="P82">weapons (main – pwr): (<text:span text:style-name="T26">1)</text:span></text:p>
                  <text:list>
                    <text:list-item>
                      <text:p text:style-name="P105">1 equip slot<text:span text:style-name="T51">s</text:span></text:p>
                    </text:list-item>
                    <text:list-item>
                      <text:p text:style-name="P104">0 upgrade slots</text:p>
                    </text:list-item>
                  </text:list>
                </text:list-item>
                <text:list-item>
                  <text:p text:style-name="P82"><text:span text:style-name="T55">core operation </text:span>(main – def): (<text:span text:style-name="T40">4)</text:span></text:p>
                  <text:list>
                    <text:list-item>
                      <text:p text:style-name="P105">2 equip slots</text:p>
                    </text:list-item>
                    <text:list-item>
                      <text:p text:style-name="P104">1 upgrade slots</text:p>
                    </text:list-item>
                  </text:list>
                </text:list-item>
                <text:list-item>
                  <text:p text:style-name="P82"><text:span text:style-name="T59">engineering </text:span>(main – spd): (<text:span text:style-name="T40">4)</text:span></text:p>
                  <text:list>
                    <text:list-item>
                      <text:p text:style-name="P105"><text:span text:style-name="T40">2</text:span> equip slot</text:p>
                    </text:list-item>
                    <text:list-item>
                      <text:p text:style-name="P104">1 upgrade slots</text:p>
                    </text:list-item>
                  </text:list>
                </text:list-item>
                <text:list-item>
                  <text:p text:style-name="P82">defensive (hybrid – pwr, def) – automatic</text:p>
                  <text:list>
                    <text:list-item>
                      <text:p text:style-name="P105">1 equip slot<text:span text:style-name="T51">s</text:span></text:p>
                    </text:list-item>
                  </text:list>
                </text:list-item>
                <text:list-item>
                  <text:p text:style-name="P82">supply<text:span text:style-name="T56"> </text:span>(hybrid – def, spd) – automatic</text:p>
                  <text:list>
                    <text:list-item>
                      <text:p text:style-name="P105"><text:span text:style-name="T51">1</text:span> equip slots</text:p>
                    </text:list-item>
                  </text:list>
                </text:list-item>
                <text:list-item>
                  <text:p text:style-name="P82">tactical (hybrid – pwr, spd) – automatic</text:p>
                  <text:list>
                    <text:list-item>
                      <text:p text:style-name="P105">1 equip slot</text:p>
                    </text:list-item>
                  </text:list>
                </text:list-item>
              </text:list>
            </text:list-item>
          </text:list>
        </text:list-item>
      </text:list>
      <text:p text:style-name="P10">Race Information (continued)</text:p>
      <text:p text:style-name="P56"/>
      <text:list xml:id="list32922098173325" text:continue-numbering="true" text:style-name="L5">
        <text:list-item>
          <text:list>
            <text:list-item>
              <text:p text:style-name="P72">Fighter <text:span text:style-name="T41">(experimental: +1 upgrade slot each main)</text:span> <text:span text:style-name="T35">(9 slots) +x% efficiency bonus to weapons equipment</text:span></text:p>
              <text:list>
                <text:list-item>
                  <text:p text:style-name="P83">weapons (main – pwr): (<text:span text:style-name="T40">3)</text:span></text:p>
                  <text:list>
                    <text:list-item>
                      <text:p text:style-name="P105"><text:span text:style-name="T51">1</text:span> equip slot<text:span text:style-name="T51">s</text:span></text:p>
                    </text:list-item>
                    <text:list-item>
                      <text:p text:style-name="P104">1 upgrade slots</text:p>
                    </text:list-item>
                  </text:list>
                </text:list-item>
                <text:list-item>
                  <text:p text:style-name="P83"><text:span text:style-name="T55">core operation </text:span>(main – def): (<text:span text:style-name="T27">3)</text:span></text:p>
                  <text:list>
                    <text:list-item>
                      <text:p text:style-name="P105"><text:span text:style-name="T51">1</text:span> equip slot<text:span text:style-name="T51">s</text:span></text:p>
                    </text:list-item>
                    <text:list-item>
                      <text:p text:style-name="P104">1 upgrade slots</text:p>
                    </text:list-item>
                  </text:list>
                </text:list-item>
                <text:list-item>
                  <text:p text:style-name="P83"><text:span text:style-name="T59">engineering </text:span>(main – spd): (<text:span text:style-name="T40">3)</text:span></text:p>
                  <text:list>
                    <text:list-item>
                      <text:p text:style-name="P105"><text:span text:style-name="T51">1</text:span> equip slots</text:p>
                    </text:list-item>
                    <text:list-item>
                      <text:p text:style-name="P104">1 upgrade slots</text:p>
                    </text:list-item>
                  </text:list>
                </text:list-item>
                <text:list-item>
                  <text:p text:style-name="P83">defensive (hybrid – pwr, def) – automatic</text:p>
                  <text:list>
                    <text:list-item>
                      <text:p text:style-name="P105">1 equip slot</text:p>
                    </text:list-item>
                  </text:list>
                </text:list-item>
                <text:list-item>
                  <text:p text:style-name="P83">supply<text:span text:style-name="T56"> </text:span>(hybrid – def, spd) – automatic</text:p>
                  <text:list>
                    <text:list-item>
                      <text:p text:style-name="P105"><text:span text:style-name="T51">1</text:span> equip slots</text:p>
                    </text:list-item>
                  </text:list>
                </text:list-item>
                <text:list-item>
                  <text:p text:style-name="P83">tactical (hybrid – pwr, spd) – automatic</text:p>
                  <text:list>
                    <text:list-item>
                      <text:p text:style-name="P105">1 equip slot</text:p>
                    </text:list-item>
                  </text:list>
                </text:list-item>
              </text:list>
            </text:list-item>
          </text:list>
        </text:list-item>
      </text:list>
      <text:p text:style-name="P12"/>
      <text:p text:style-name="P15">About Race Satellites</text:p>
      <text:p text:style-name="P15"/>
      <text:p text:style-name="P15"/>
      <text:p text:style-name="P1"/>
      <text:p text:style-name="P12"/>
      <text:p text:style-name="P12"/>
      <text:p text:style-name="P15">Pickups</text:p>
      <text:p text:style-name="P1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2"/>
      <text:list xml:id="list8073375440144480413" text:style-name="L6">
        <text:list-item>
          <text:p text:style-name="P109">Consumables:</text:p>
          <text:list>
            <text:list-item>
              <text:p text:style-name="P74">Energy</text:p>
              <text:list>
                <text:list-item>
                  <text:p text:style-name="P74">quick refill x or % (immediate and holdable)</text:p>
                </text:list-item>
                <text:list-item>
                  <text:p text:style-name="P74">regeneration (immediate and holdable), <text:s/>timed</text:p>
                </text:list-item>
                <text:list-item>
                  <text:p text:style-name="P74">undecided</text:p>
                </text:list-item>
              </text:list>
            </text:list-item>
            <text:list-item>
              <text:p text:style-name="P74">health</text:p>
              <text:list>
                <text:list-item>
                  <text:p text:style-name="P74">quick refill x or % (immediate and holdable)</text:p>
                  <text:list>
                    <text:list-item>
                      <text:p text:style-name="P74">still deciding and working on graphics</text:p>
                    </text:list-item>
                  </text:list>
                </text:list-item>
                <text:list-item>
                  <text:p text:style-name="P74">regeneration (immediate and holdable), <text:s/>timed</text:p>
                  <text:list>
                    <text:list-item>
                      <text:p text:style-name="P74">still deciding and working on graphics</text:p>
                    </text:list-item>
                  </text:list>
                </text:list-item>
                <text:list-item>
                  <text:p text:style-name="P74">undecided</text:p>
                </text:list-item>
              </text:list>
            </text:list-item>
            <text:list-item>
              <text:p text:style-name="P74">Offensive Power</text:p>
              <text:list>
                <text:list-item>
                  <text:p text:style-name="P74"><text:span text:style-name="T21">hit power bonus: </text:span>+<text:span text:style-name="T21">x <text:s/>or </text:span>% (timed, maybe stackable)</text:p>
                  <text:list>
                    <text:list-item>
                      <text:p text:style-name="P74">still deciding and working on graphics</text:p>
                    </text:list-item>
                  </text:list>
                </text:list-item>
                <text:list-item>
                  <text:p text:style-name="P106"><text:span text:style-name="T64">Fire Rate bonus: +x or % (timed, not stackable)</text:span> </text:p>
                  <text:list>
                    <text:list-item>
                      <text:p text:style-name="P107">still deciding on graphics</text:p>
                    </text:list-item>
                  </text:list>
                </text:list-item>
                <text:list-item>
                  <text:p text:style-name="P74">option? <text:span text:style-name="T60">( maybe or improved range - undecided)</text:span></text:p>
                  <text:list>
                    <text:list-item>
                      <text:p text:style-name="P74">still deciding and working on graphics</text:p>
                    </text:list-item>
                  </text:list>
                </text:list-item>
              </text:list>
            </text:list-item>
          </text:list>
        </text:list-item>
        <text:list-item>
          <text:p text:style-name="P109">Upgrades:</text:p>
          <text:list>
            <text:list-item>
              <text:p text:style-name="P110">improved materials (+ max stat)</text:p>
            </text:list-item>
            <text:list-item>
              <text:p text:style-name="P110">improved process ( - energy/ammo/hp cost)</text:p>
            </text:list-item>
            <text:list-item>
              <text:p text:style-name="P110">improved efficiency (+ output – not sure of what for each type of equipment yet)</text:p>
            </text:list-item>
          </text:list>
        </text:list-item>
      </text:list>
      <text:p text:style-name="P49"/>
      <text:p text:style-name="P3"/>
      <text:list xml:id="list32922468974037" text:continue-numbering="true" text:style-name="L6">
        <text:list-item>
          <text:p text:style-name="P109">Equipment:</text:p>
          <text:list>
            <text:list-item>
              <text:p text:style-name="P111">Core operation</text:p>
              <text:list>
                <text:list-item>
                  <text:p text:style-name="P111">structural integrity <text:span text:style-name="T73">(max hp)</text:span></text:p>
                </text:list-item>
                <text:list-item>
                  <text:p text:style-name="P112">auto repair (self)</text:p>
                </text:list-item>
                <text:list-item>
                  <text:p text:style-name="P111">inertial dampener effficiency</text:p>
                </text:list-item>
                <text:list-item>
                  <text:p text:style-name="P117">inertial drifter (improved turning while braking)</text:p>
                </text:list-item>
                <text:list-item>
                  <text:p text:style-name="P113">more later*</text:p>
                </text:list-item>
              </text:list>
            </text:list-item>
            <text:list-item>
              <text:p text:style-name="P111">Weapons <text:span text:style-name="T73">(rmb to shoot) (w to switch) (all weapons raise power)</text:span></text:p>
              <text:list>
                <text:list-item>
                  <text:p text:style-name="P118">cannon types <text:span text:style-name="T66">(can only have 1 installed)</text:span></text:p>
                  <text:list>
                    <text:list-item>
                      <text:p text:style-name="P111">plasma cannon (uses plasma shot)</text:p>
                    </text:list-item>
                    <text:list-item>
                      <text:p text:style-name="P113">laser cannon (uses laser shot)</text:p>
                    </text:list-item>
                    <text:list-item>
                      <text:p text:style-name="P119">rail gun (<text:span text:style-name="T69">uses ?)</text:span></text:p>
                    </text:list-item>
                    <text:list-item>
                      <text:p text:style-name="P117">more later*</text:p>
                    </text:list-item>
                  </text:list>
                </text:list-item>
                <text:list-item>
                  <text:p text:style-name="P118"><text:span text:style-name="T68">gun</text:span> types</text:p>
                  <text:list>
                    <text:list-item>
                      <text:p text:style-name="P111">blasters (uses blaster shot)</text:p>
                    </text:list-item>
                    <text:list-item>
                      <text:p text:style-name="P113">lasers (uses laser shot ?)</text:p>
                    </text:list-item>
                    <text:list-item>
                      <text:p text:style-name="P120">particle gun (uses particle)</text:p>
                    </text:list-item>
                    <text:list-item>
                      <text:p text:style-name="P117">more later*</text:p>
                    </text:list-item>
                  </text:list>
                </text:list-item>
              </text:list>
            </text:list-item>
            <text:list-item>
              <text:p text:style-name="P113">Engineering</text:p>
              <text:list>
                <text:list-item>
                  <text:p text:style-name="P113"><text:span text:style-name="T63">propulsion drive</text:span> <text:span text:style-name="T64">(upgrade)</text:span></text:p>
                </text:list-item>
                <text:list-item>
                  <text:p text:style-name="P121">over booster (speed at cost of structural integrity (-hp))</text:p>
                </text:list-item>
                <text:list-item>
                  <text:p text:style-name="P117">energy capacitior (max energy)</text:p>
                </text:list-item>
                <text:list-item>
                  <text:p text:style-name="P113">energy collection (self)</text:p>
                </text:list-item>
                <text:list-item>
                  <text:p text:style-name="P113">* <text:span text:style-name="T70">more later</text:span></text:p>
                </text:list-item>
              </text:list>
            </text:list-item>
            <text:list-item>
              <text:p text:style-name="P113">Defensive (automatic)</text:p>
              <text:list>
                <text:list-item>
                  <text:p text:style-name="P113">ionization <text:span text:style-name="T74">field</text:span> <text:span text:style-name="T65">(protects against energy weapons only) (uses less energy)</text:span></text:p>
                </text:list-item>
                <text:list-item>
                  <text:p text:style-name="P122">kinetic barrier (protects against physical attacks only) ( uses less energy)</text:p>
                </text:list-item>
                <text:list-item>
                  <text:p text:style-name="P113">shields <text:span text:style-name="T65">(protects against all) (uses more energy)</text:span></text:p>
                </text:list-item>
                <text:list-item>
                  <text:p text:style-name="P113">more needed*</text:p>
                </text:list-item>
              </text:list>
            </text:list-item>
            <text:list-item>
              <text:p text:style-name="P113">Supp<text:span text:style-name="T71">ly</text:span> <text:span text:style-name="T72">(s to use) (x to switch)</text:span></text:p>
              <text:list>
                <text:list-item>
                  <text:p text:style-name="P114"><text:span text:style-name="T71">energy_collection (self)+</text:span>repair (others)</text:p>
                </text:list-item>
                <text:list-item>
                  <text:p text:style-name="P113">energize (others)</text:p>
                </text:list-item>
                <text:list-item>
                  <text:p text:style-name="P123">upgrade (others)</text:p>
                </text:list-item>
                <text:list-item>
                  <text:p text:style-name="P113">more later*</text:p>
                </text:list-item>
              </text:list>
            </text:list-item>
            <text:list-item>
              <text:p text:style-name="P113">Tactical <text:span text:style-name="T73">(space to use) (alt to switch)</text:span></text:p>
              <text:list>
                <text:list-item>
                  <text:p text:style-name="P115">decoy launcher (uses decoy) <text:span text:style-name="T65">(ammo)</text:span></text:p>
                </text:list-item>
                <text:list-item>
                  <text:p text:style-name="P124">mine launcher (uses mine) (ammo)</text:p>
                </text:list-item>
                <text:list-item>
                  <text:p text:style-name="P116">Turrets (uses bullet) (fires at mouse position regardless of ship rotation)</text:p>
                </text:list-item>
                <text:list-item>
                  <text:p text:style-name="P113">tractor beam (if I can figure out how to get it to work / display)</text:p>
                </text:list-item>
                <text:list-item>
                  <text:p text:style-name="P113">more needed*</text:p>
                </text:list-item>
              </text:list>
            </text:list-item>
          </text:list>
        </text:list-item>
      </text:list>
      <text:p text:style-name="P38"/>
      <text:p text:style-name="P38"/>
      <text:p text:style-name="P45"/>
      <text:p text:style-name="P47">Appendix A</text:p>
      <text:p text:style-name="P43"/>
      <text:p text:style-name="P44">Stats <text:span text:style-name="T20">and slots</text:span></text:p>
      <text:p text:style-name="P46"><text:span text:style-name="T9">Ship Systems (Slot types)</text:span><text:span text:style-name="T3">: </text:span><text:span text:style-name="T9">Engineering</text:span><text:span text:style-name="T4"> </text:span><text:span text:style-name="T7">(blue)</text:span><text:span text:style-name="T4">, </text:span><text:span text:style-name="T6">core operation </text:span><text:span text:style-name="T7">(green)</text:span><text:span text:style-name="T4">, </text:span><text:span text:style-name="T10">supply</text:span><text:span text:style-name="T8"> (cyan)</text:span><text:span text:style-name="T4">, </text:span><text:span text:style-name="T6">weapons</text:span><text:span text:style-name="T7"> (red)</text:span><text:span text:style-name="T4">, </text:span><text:span text:style-name="T11">tactical</text:span><text:span text:style-name="T6"> <text:s/></text:span><text:span text:style-name="T8">(magenta)</text:span><text:span text:style-name="T4">, <text:s/></text:span><text:span text:style-name="T5">defensive</text:span><text:span text:style-name="T6"> </text:span><text:span text:style-name="T7">(yellow)</text:span></text:p>
      <text:p text:style-name="P42">base = 3 (...as in base for each stat = 3, base number of upgrade slots before modification = 3)</text:p>
      <text:p text:style-name="P42">race variation <text:s/>= (red = +pwr, -spd), (green = +def, -pwr), (blue = +spd, -def)</text:p>
      <text:p text:style-name="P38"><text:span text:style-name="T1">type variation, (per size) = (1 = +</text:span><text:span text:style-name="T15">def -spd</text:span><text:span text:style-name="T1">), (2 = +</text:span><text:span text:style-name="T15">spd</text:span><text:span text:style-name="T1">, -pwr), (3 = +</text:span><text:span text:style-name="T15">pwr</text:span><text:span text:style-name="T1">, -def )</text:span></text:p>
      <text:p text:style-name="P42"/>
      <text:p text:style-name="P42">Race <text:s/>stat and slot bases after race modification:</text:p>
      <table:table table:name="Table2" table:style-name="Table2">
        <table:table-column table:style-name="Table2.A"/>
        <table:table-column table:style-name="Table2.B" table:number-columns-repeated="3"/>
        <table:table-column table:style-name="Table2.E" table:number-columns-repeated="3"/>
        <table:table-column table:style-name="Table2.A"/>
        <table:table-column table:style-name="Table2.E" table:number-columns-repeated="3"/>
        <table:table-column table:style-name="Table2.L"/>
        <table:table-column table:style-name="Table2.M"/>
        <table:table-row table:style-name="Table2.1">
          <table:table-cell table:style-name="Table2.A1" office:value-type="string">
            <text:p text:style-name="P19"/>
          </table:table-cell>
          <table:table-cell table:style-name="Table2.A1" table:number-columns-spanned="3" office:value-type="string">
            <text:p text:style-name="P19">Change</text:p>
          </table:table-cell>
          <table:covered-table-cell/>
          <table:covered-table-cell/>
          <table:table-cell table:style-name="Table2.A1" table:number-columns-spanned="3" office:value-type="string">
            <text:p text:style-name="P20">Red <text:span text:style-name="T19">(Chentia)</text:span></text:p>
          </table:table-cell>
          <table:covered-table-cell/>
          <table:covered-table-cell/>
          <table:table-cell table:style-name="Table2.A1" table:number-columns-spanned="3" office:value-type="string">
            <text:p text:style-name="P20">Green <text:span text:style-name="T19">(Urthrax)</text:span></text:p>
          </table:table-cell>
          <table:covered-table-cell/>
          <table:covered-table-cell/>
          <table:table-cell table:style-name="Table2.A1" table:number-columns-spanned="3" office:value-type="string">
            <text:p text:style-name="P19">Blue <text:span text:style-name="T19">(Terran)</text:span></text:p>
          </table:table-cell>
          <table:covered-table-cell/>
          <table:covered-table-cell/>
        </table:table-row>
        <table:table-row table:style-name="Table2.1">
          <table:table-cell table:style-name="Table2.A1" office:value-type="string">
            <text:p text:style-name="P19"/>
          </table:table-cell>
          <table:table-cell table:style-name="Table2.A1" office:value-type="string">
            <text:p text:style-name="P19">+</text:p>
          </table:table-cell>
          <table:table-cell table:style-name="Table2.A1" office:value-type="string">
            <text:p text:style-name="P19">=</text:p>
          </table:table-cell>
          <table:table-cell table:style-name="Table2.A1" office:value-type="string">
            <text:p text:style-name="P19">-</text:p>
          </table:table-cell>
          <table:table-cell table:style-name="Table2.A1" office:value-type="string">
            <text:p text:style-name="P128">weapon(pwr)</text:p>
          </table:table-cell>
          <table:table-cell table:style-name="Table2.A1" office:value-type="string">
            <text:p text:style-name="P128">core (def)</text:p>
          </table:table-cell>
          <table:table-cell table:style-name="Table2.A1" office:value-type="string">
            <text:p text:style-name="P128">energy (spd)</text:p>
          </table:table-cell>
          <table:table-cell table:style-name="Table2.A1" office:value-type="string">
            <text:p text:style-name="P128">weapon(pwr)</text:p>
          </table:table-cell>
          <table:table-cell table:style-name="Table2.A1" office:value-type="string">
            <text:p text:style-name="P128">core (def)</text:p>
          </table:table-cell>
          <table:table-cell table:style-name="Table2.A1" office:value-type="string">
            <text:p text:style-name="P128">energy (spd)</text:p>
          </table:table-cell>
          <table:table-cell table:style-name="Table2.A1" office:value-type="string">
            <text:p text:style-name="P128">weapon(pwr)</text:p>
          </table:table-cell>
          <table:table-cell table:style-name="Table2.A1" office:value-type="string">
            <text:p text:style-name="P128">core (def)</text:p>
          </table:table-cell>
          <table:table-cell table:style-name="Table2.A1" office:value-type="string">
            <text:p text:style-name="P128">energy (spd)</text:p>
          </table:table-cell>
        </table:table-row>
        <table:table-row table:style-name="Table2.1">
          <table:table-cell table:style-name="Table2.A1" office:value-type="string">
            <text:p text:style-name="P19">Small</text:p>
          </table:table-cell>
          <table:table-cell table:style-name="Table2.A1" office:value-type="string">
            <text:p text:style-name="P36">+1</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2</text:p>
          </table:table-cell>
          <table:table-cell table:style-name="Table2.A1" office:value-type="string">
            <text:p text:style-name="P19">2</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3</text:p>
          </table:table-cell>
          <table:table-cell table:style-name="Table2.A1" office:value-type="string">
            <text:p text:style-name="P19">2</text:p>
          </table:table-cell>
          <table:table-cell table:style-name="Table2.A1" office:value-type="string">
            <text:p text:style-name="P19">4</text:p>
          </table:table-cell>
        </table:table-row>
        <table:table-row table:style-name="Table2.1">
          <table:table-cell table:style-name="Table2.A1" office:value-type="string">
            <text:p text:style-name="P19">Med</text:p>
          </table:table-cell>
          <table:table-cell table:style-name="Table2.A1" office:value-type="string">
            <text:p text:style-name="P19">+2</text:p>
          </table:table-cell>
          <table:table-cell table:style-name="Table2.A1" office:value-type="string">
            <text:p text:style-name="P36">+1</text:p>
          </table:table-cell>
          <table:table-cell table:style-name="Table2.A1" office:value-type="string">
            <text:p text:style-name="P19">0</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3</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5</text:p>
          </table:table-cell>
        </table:table-row>
        <table:table-row table:style-name="Table2.1">
          <table:table-cell table:style-name="Table2.A1" office:value-type="string">
            <text:p text:style-name="P19">Large</text:p>
          </table:table-cell>
          <table:table-cell table:style-name="Table2.A1" office:value-type="string">
            <text:p text:style-name="P19">+3</text:p>
          </table:table-cell>
          <table:table-cell table:style-name="Table2.A1" office:value-type="string">
            <text:p text:style-name="P19">+2</text:p>
          </table:table-cell>
          <table:table-cell table:style-name="Table2.A1" office:value-type="string">
            <text:p text:style-name="P19">+1</text:p>
          </table:table-cell>
          <table:table-cell table:style-name="Table2.A1" office:value-type="string">
            <text:p text:style-name="P19">6</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33">4</text:p>
          </table:table-cell>
          <table:table-cell table:style-name="Table2.A1" office:value-type="string">
            <text:p text:style-name="P19">6</text:p>
          </table:table-cell>
          <table:table-cell table:style-name="Table2.A1" office:value-type="string">
            <text:p text:style-name="P19">5</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19">6</text:p>
          </table:table-cell>
        </table:table-row>
        <table:table-row table:style-name="Table2.1">
          <table:table-cell table:style-name="Table2.A1" office:value-type="string">
            <text:p text:style-name="P128">Station</text:p>
          </table:table-cell>
          <table:table-cell table:style-name="Table2.A1" office:value-type="string">
            <text:p text:style-name="P128">+10</text:p>
          </table:table-cell>
          <table:table-cell table:style-name="Table2.A1" office:value-type="string">
            <text:p text:style-name="P128">+<text:span text:style-name="T75">7</text:span></text:p>
          </table:table-cell>
          <table:table-cell table:style-name="Table2.A1" office:value-type="string">
            <text:p text:style-name="P128">+<text:span text:style-name="T75">5</text:span></text:p>
          </table:table-cell>
          <table:table-cell table:style-name="Table2.A1" office:value-type="string">
            <text:p text:style-name="P128">13</text:p>
          </table:table-cell>
          <table:table-cell table:style-name="Table2.A1" office:value-type="string">
            <text:p text:style-name="P129">10</text:p>
          </table:table-cell>
          <table:table-cell table:style-name="Table2.A1" office:value-type="string">
            <text:p text:style-name="P129">8</text:p>
          </table:table-cell>
          <table:table-cell table:style-name="Table2.A1" office:value-type="string">
            <text:p text:style-name="P129">8</text:p>
          </table:table-cell>
          <table:table-cell table:style-name="Table2.A1" office:value-type="string">
            <text:p text:style-name="P129">13</text:p>
          </table:table-cell>
          <table:table-cell table:style-name="Table2.A1" office:value-type="string">
            <text:p text:style-name="P129">10</text:p>
          </table:table-cell>
          <table:table-cell table:style-name="Table2.A1" office:value-type="string">
            <text:p text:style-name="P129">10</text:p>
          </table:table-cell>
          <table:table-cell table:style-name="Table2.A1" office:value-type="string">
            <text:p text:style-name="P129">8</text:p>
          </table:table-cell>
          <table:table-cell table:style-name="Table2.A1" office:value-type="string">
            <text:p text:style-name="P129">13</text:p>
          </table:table-cell>
        </table:table-row>
      </table:table>
      <text:p text:style-name="P38"><text:span text:style-name="T1">Race stat numbers after type modific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table:number-columns-spanned="4" office:value-type="string">
            <text:p text:style-name="P20">Red <text:span text:style-name="T19">(Chentia)(pwr)</text:span></text:p>
          </table:table-cell>
          <table:covered-table-cell/>
          <table:covered-table-cell/>
          <table:covered-table-cell/>
          <table:table-cell table:style-name="Table1.A1" table:number-columns-spanned="4" office:value-type="string">
            <text:p text:style-name="P20">Green <text:span text:style-name="T19">(Urthrax)(def)</text:span></text:p>
          </table:table-cell>
          <table:covered-table-cell/>
          <table:covered-table-cell/>
          <table:covered-table-cell/>
          <table:table-cell table:style-name="Table1.A1" table:number-columns-spanned="4" office:value-type="string">
            <text:p text:style-name="P20">Blue <text:span text:style-name="T19">(Terran)(spd)</text:span></text:p>
          </table:table-cell>
          <table:covered-table-cell/>
          <table:covered-table-cell/>
          <table:covered-table-cell/>
        </table:table-row>
        <table:table-row table:style-name="Table1.1">
          <table:table-cell table:style-name="Table1.A1" office:value-type="string">
            <text:p text:style-name="P22">Ch</text:p>
          </table:table-cell>
          <table:table-cell table:style-name="Table1.A1" office:value-type="string">
            <text:p text:style-name="P23">S</text:p>
            <text:p text:style-name="P37">z</text:p>
            <text:p text:style-name="P37">e</text:p>
          </table:table-cell>
          <table:table-cell table:style-name="Table1.A1" office:value-type="string">
            <text:p text:style-name="P24">var</text:p>
          </table:table-cell>
          <table:table-cell table:style-name="Table1.A1" office:value-type="string">
            <text:p text:style-name="P19"><text:span text:style-name="T19">Type</text:span> Name</text:p>
          </table:table-cell>
          <table:table-cell table:style-name="Table1.A1" office:value-type="string">
            <text:p text:style-name="P21">Pwr</text:p>
            <text:p text:style-name="P30">(R)</text:p>
          </table:table-cell>
          <table:table-cell table:style-name="Table1.A1" office:value-type="string">
            <text:p text:style-name="P21">De<text:span text:style-name="T22">f</text:span></text:p>
            <text:p text:style-name="P30">(G)</text:p>
          </table:table-cell>
          <table:table-cell table:style-name="Table1.A1" office:value-type="string">
            <text:p text:style-name="P21">Spd</text:p>
            <text:p text:style-name="P30">(B)</text:p>
          </table:table-cell>
          <table:table-cell table:style-name="Table1.A1" office:value-type="string">
            <text:p text:style-name="P19"><text:span text:style-name="T19">Type</text:span> Name</text:p>
          </table:table-cell>
          <table:table-cell table:style-name="Table1.A1" office:value-type="string">
            <text:p text:style-name="P21">Pwr</text:p>
            <text:p text:style-name="P30">(R)</text:p>
          </table:table-cell>
          <table:table-cell table:style-name="Table1.A1" office:value-type="string">
            <text:p text:style-name="P21">De<text:span text:style-name="T22">f</text:span></text:p>
            <text:p text:style-name="P30">(G)</text:p>
          </table:table-cell>
          <table:table-cell table:style-name="Table1.A1" office:value-type="string">
            <text:p text:style-name="P21">Spd</text:p>
            <text:p text:style-name="P30">(B)</text:p>
          </table:table-cell>
          <table:table-cell table:style-name="Table1.A1" office:value-type="string">
            <text:p text:style-name="P19"><text:span text:style-name="T19">Type</text:span> Name</text:p>
          </table:table-cell>
          <table:table-cell table:style-name="Table1.A1" office:value-type="string">
            <text:p text:style-name="P21">Pwr</text:p>
            <text:p text:style-name="P30">(R)</text:p>
          </table:table-cell>
          <table:table-cell table:style-name="Table1.A1" office:value-type="string">
            <text:p text:style-name="P21">De<text:span text:style-name="T22">f</text:span></text:p>
            <text:p text:style-name="P30">(G)</text:p>
          </table:table-cell>
          <table:table-cell table:style-name="Table1.A1" office:value-type="string">
            <text:p text:style-name="P21">Spd</text:p>
            <text:p text:style-name="P30">(B)</text:p>
          </table:table-cell>
        </table:table-row>
        <table:table-row table:style-name="Table1.1">
          <table:table-cell table:style-name="Table1.A1" table:number-rows-spanned="3" office:value-type="string">
            <text:p text:style-name="P35"><text:span text:style-name="T14">1</text:span><text:span text:style-name="T2"> </text:span><text:span text:style-name="T1">+/-</text:span></text:p>
          </table:table-cell>
          <table:table-cell table:style-name="Table1.A1" table:number-rows-spanned="3" office:value-type="string">
            <text:p text:style-name="P24">S</text:p>
            <text:p text:style-name="P30">m</text:p>
            <text:p text:style-name="P30">l</text:p>
          </table:table-cell>
          <table:table-cell table:style-name="Table1.A1" office:value-type="string">
            <text:p text:style-name="P24">1</text:p>
          </table:table-cell>
          <table:table-cell table:style-name="Table1.A1" office:value-type="string">
            <text:p text:style-name="P24">Heavy Fighter</text:p>
          </table:table-cell>
          <table:table-cell table:style-name="Table1.A1" office:value-type="string">
            <text:p text:style-name="P32">4</text:p>
          </table:table-cell>
          <table:table-cell table:style-name="Table1.A1" office:value-type="string">
            <text:p text:style-name="P32">4</text:p>
          </table:table-cell>
          <table:table-cell table:style-name="Table1.A1" office:value-type="string">
            <text:p text:style-name="P24">1</text:p>
          </table:table-cell>
          <table:table-cell table:style-name="Table1.A1" office:value-type="string">
            <text:p text:style-name="P24">Heavy Fighter</text:p>
          </table:table-cell>
          <table:table-cell table:style-name="Table1.A1" office:value-type="string">
            <text:p text:style-name="P32">2</text:p>
          </table:table-cell>
          <table:table-cell table:style-name="Table1.A1" office:value-type="string">
            <text:p text:style-name="P32">5</text:p>
          </table:table-cell>
          <table:table-cell table:style-name="Table1.A1" office:value-type="string">
            <text:p text:style-name="P24">2</text:p>
          </table:table-cell>
          <table:table-cell table:style-name="Table1.A1" office:value-type="string">
            <text:p text:style-name="P24">Interceptor</text:p>
          </table:table-cell>
          <table:table-cell table:style-name="Table1.A1" office:value-type="string">
            <text:p text:style-name="P32">3</text:p>
          </table:table-cell>
          <table:table-cell table:style-name="Table1.A1" office:value-type="string">
            <text:p text:style-name="P32">3</text:p>
          </table:table-cell>
          <table:table-cell table:style-name="Table1.A1" office:value-type="string">
            <text:p text:style-name="P24">3</text:p>
          </table:table-cell>
        </table:table-row>
        <table:table-row table:style-name="Table1.1">
          <table:covered-table-cell/>
          <table:covered-table-cell/>
          <table:table-cell table:style-name="Table1.A1" office:value-type="string">
            <text:p text:style-name="P24">2</text:p>
          </table:table-cell>
          <table:table-cell table:style-name="Table1.A1" office:value-type="string">
            <text:p text:style-name="P27">Courier</text:p>
          </table:table-cell>
          <table:table-cell table:style-name="Table1.A1" office:value-type="string">
            <text:p text:style-name="P24">3</text:p>
          </table:table-cell>
          <table:table-cell table:style-name="Table1.A1" office:value-type="string">
            <text:p text:style-name="P32">3</text:p>
          </table:table-cell>
          <table:table-cell table:style-name="Table1.A1" office:value-type="string">
            <text:p text:style-name="P32">3</text:p>
          </table:table-cell>
          <table:table-cell table:style-name="Table1.A1" office:value-type="string">
            <text:p text:style-name="P24">Transport</text:p>
          </table:table-cell>
          <table:table-cell table:style-name="Table1.A1" office:value-type="string">
            <text:p text:style-name="P24">1</text:p>
          </table:table-cell>
          <table:table-cell table:style-name="Table1.A1" office:value-type="string">
            <text:p text:style-name="P32">4</text:p>
          </table:table-cell>
          <table:table-cell table:style-name="Table1.A1" office:value-type="string">
            <text:p text:style-name="P32">4</text:p>
          </table:table-cell>
          <table:table-cell table:style-name="Table1.A1" office:value-type="string">
            <text:p text:style-name="P24">Courier</text:p>
          </table:table-cell>
          <table:table-cell table:style-name="Table1.A1" office:value-type="string">
            <text:p text:style-name="P29">2</text:p>
          </table:table-cell>
          <table:table-cell table:style-name="Table1.A1" office:value-type="string">
            <text:p text:style-name="P32">2</text:p>
          </table:table-cell>
          <table:table-cell table:style-name="Table1.A1" office:value-type="string">
            <text:p text:style-name="P32">5</text:p>
          </table:table-cell>
        </table:table-row>
        <table:table-row table:style-name="Table1.1">
          <table:covered-table-cell/>
          <table:covered-table-cell/>
          <table:table-cell table:style-name="Table1.A1" office:value-type="string">
            <text:p text:style-name="P24">3</text:p>
          </table:table-cell>
          <table:table-cell table:style-name="Table1.A1" office:value-type="string">
            <text:p text:style-name="P24">Fighter</text:p>
          </table:table-cell>
          <table:table-cell table:style-name="Table1.A1" office:value-type="string">
            <text:p text:style-name="P32">5</text:p>
          </table:table-cell>
          <table:table-cell table:style-name="Table1.A1" office:value-type="string">
            <text:p text:style-name="P24">2</text:p>
          </table:table-cell>
          <table:table-cell table:style-name="Table1.A1" office:value-type="string">
            <text:p text:style-name="P32">2</text:p>
          </table:table-cell>
          <table:table-cell table:style-name="Table1.A1" office:value-type="string">
            <text:p text:style-name="P27">Fighter</text:p>
          </table:table-cell>
          <table:table-cell table:style-name="Table1.A1" office:value-type="string">
            <text:p text:style-name="P32">3</text:p>
          </table:table-cell>
          <table:table-cell table:style-name="Table1.A1" office:value-type="string">
            <text:p text:style-name="P24">3</text:p>
          </table:table-cell>
          <table:table-cell table:style-name="Table1.A1" office:value-type="string">
            <text:p text:style-name="P32">3</text:p>
          </table:table-cell>
          <table:table-cell table:style-name="Table1.A1" office:value-type="string">
            <text:p text:style-name="P24">Scout</text:p>
          </table:table-cell>
          <table:table-cell table:style-name="Table1.A1" office:value-type="string">
            <text:p text:style-name="P32">4</text:p>
          </table:table-cell>
          <table:table-cell table:style-name="Table1.A1" office:value-type="string">
            <text:p text:style-name="P24">1</text:p>
          </table:table-cell>
          <table:table-cell table:style-name="Table1.A1" office:value-type="string">
            <text:p text:style-name="P32">4</text:p>
          </table:table-cell>
        </table:table-row>
        <table:table-row table:style-name="Table1.1">
          <table:table-cell table:style-name="Table1.A1" table:number-rows-spanned="3" office:value-type="string">
            <text:p text:style-name="P25"><text:span text:style-name="T14">2</text:span><text:span text:style-name="T1"> </text:span><text:span text:style-name="T2">+/-</text:span></text:p>
          </table:table-cell>
          <table:table-cell table:style-name="Table1.A1" table:number-rows-spanned="3" office:value-type="string">
            <text:p text:style-name="P26">M</text:p>
            <text:p text:style-name="P26">e</text:p>
            <text:p text:style-name="P26">d</text:p>
          </table:table-cell>
          <table:table-cell table:style-name="Table1.A1" office:value-type="string">
            <text:p text:style-name="P24">1</text:p>
          </table:table-cell>
          <table:table-cell table:style-name="Table1.A1" office:value-type="string">
            <text:p text:style-name="P24">Battleship</text:p>
          </table:table-cell>
          <table:table-cell table:style-name="Table1.A1" office:value-type="string">
            <text:p text:style-name="P32">5</text:p>
          </table:table-cell>
          <table:table-cell table:style-name="Table1.A1" office:value-type="string">
            <text:p text:style-name="P32">6</text:p>
          </table:table-cell>
          <table:table-cell table:style-name="Table1.A1" office:value-type="string">
            <text:p text:style-name="P28">1</text:p>
          </table:table-cell>
          <table:table-cell table:style-name="Table1.A1" office:value-type="string">
            <text:p text:style-name="P27">Battleship</text:p>
          </table:table-cell>
          <table:table-cell table:style-name="Table1.A1" office:value-type="string">
            <text:p text:style-name="P33">3</text:p>
          </table:table-cell>
          <table:table-cell table:style-name="Table1.A1" office:value-type="string">
            <text:p text:style-name="P33">7</text:p>
          </table:table-cell>
          <table:table-cell table:style-name="Table1.A1" office:value-type="string">
            <text:p text:style-name="P28">2</text:p>
          </table:table-cell>
          <table:table-cell table:style-name="Table1.A1" office:value-type="string">
            <text:p text:style-name="P31">Battleship</text:p>
          </table:table-cell>
          <table:table-cell table:style-name="Table1.A1" office:value-type="string">
            <text:p text:style-name="P33">4</text:p>
          </table:table-cell>
          <table:table-cell table:style-name="Table1.A1" office:value-type="string">
            <text:p text:style-name="P33">5</text:p>
          </table:table-cell>
          <table:table-cell table:style-name="Table1.A1" office:value-type="string">
            <text:p text:style-name="P33">3</text:p>
          </table:table-cell>
        </table:table-row>
        <table:table-row table:style-name="Table1.1">
          <table:covered-table-cell/>
          <table:covered-table-cell/>
          <table:table-cell table:style-name="Table1.A1" office:value-type="string">
            <text:p text:style-name="P24">2</text:p>
          </table:table-cell>
          <table:table-cell table:style-name="Table1.A1" office:value-type="string">
            <text:p text:style-name="P24">Support Frigate</text:p>
          </table:table-cell>
          <table:table-cell table:style-name="Table1.A1" office:value-type="string">
            <text:p text:style-name="P28">3</text:p>
          </table:table-cell>
          <table:table-cell table:style-name="Table1.A1" office:value-type="string">
            <text:p text:style-name="P33">4</text:p>
          </table:table-cell>
          <table:table-cell table:style-name="Table1.A1" office:value-type="string">
            <text:p text:style-name="P33">5</text:p>
          </table:table-cell>
          <table:table-cell table:style-name="Table1.A1" office:value-type="string">
            <text:p text:style-name="P24">Support Frigate</text:p>
          </table:table-cell>
          <table:table-cell table:style-name="Table1.A1" office:value-type="string">
            <text:p text:style-name="P28">1</text:p>
          </table:table-cell>
          <table:table-cell table:style-name="Table1.A1" office:value-type="string">
            <text:p text:style-name="P33">5</text:p>
          </table:table-cell>
          <table:table-cell table:style-name="Table1.A1" office:value-type="string">
            <text:p text:style-name="P33">6</text:p>
          </table:table-cell>
          <table:table-cell table:style-name="Table1.A1" office:value-type="string">
            <text:p text:style-name="P28">Support Frigate</text:p>
          </table:table-cell>
          <table:table-cell table:style-name="Table1.A1" office:value-type="string">
            <text:p text:style-name="P28">2</text:p>
          </table:table-cell>
          <table:table-cell table:style-name="Table1.A1" office:value-type="string">
            <text:p text:style-name="P33">3</text:p>
          </table:table-cell>
          <table:table-cell table:style-name="Table1.A1" office:value-type="string">
            <text:p text:style-name="P33">7</text:p>
          </table:table-cell>
        </table:table-row>
        <table:table-row table:style-name="Table1.1">
          <table:covered-table-cell/>
          <table:covered-table-cell/>
          <table:table-cell table:style-name="Table1.A1" office:value-type="string">
            <text:p text:style-name="P24">3</text:p>
          </table:table-cell>
          <table:table-cell table:style-name="Table1.A1" office:value-type="string">
            <text:p text:style-name="P27">Destroyer</text:p>
          </table:table-cell>
          <table:table-cell table:style-name="Table1.A1" office:value-type="string">
            <text:p text:style-name="P33">7</text:p>
          </table:table-cell>
          <table:table-cell table:style-name="Table1.A1" office:value-type="string">
            <text:p text:style-name="P28">2</text:p>
          </table:table-cell>
          <table:table-cell table:style-name="Table1.A1" office:value-type="string">
            <text:p text:style-name="P33">3</text:p>
          </table:table-cell>
          <table:table-cell table:style-name="Table1.A1" office:value-type="string">
            <text:p text:style-name="P24">Cruiser</text:p>
          </table:table-cell>
          <table:table-cell table:style-name="Table1.A1" office:value-type="string">
            <text:p text:style-name="P33">5</text:p>
          </table:table-cell>
          <table:table-cell table:style-name="Table1.A1" office:value-type="string">
            <text:p text:style-name="P28">3</text:p>
          </table:table-cell>
          <table:table-cell table:style-name="Table1.A1" office:value-type="string">
            <text:p text:style-name="P33">4</text:p>
          </table:table-cell>
          <table:table-cell table:style-name="Table1.A1" office:value-type="string">
            <text:p text:style-name="P28">Corvette</text:p>
          </table:table-cell>
          <table:table-cell table:style-name="Table1.A1" office:value-type="string">
            <text:p text:style-name="P33">6</text:p>
          </table:table-cell>
          <table:table-cell table:style-name="Table1.A1" office:value-type="string">
            <text:p text:style-name="P28">1</text:p>
          </table:table-cell>
          <table:table-cell table:style-name="Table1.A1" office:value-type="string">
            <text:p text:style-name="P33">5</text:p>
          </table:table-cell>
        </table:table-row>
        <table:table-row table:style-name="Table1.1">
          <table:table-cell table:style-name="Table1.A1" table:number-rows-spanned="3" office:value-type="string">
            <text:p text:style-name="P25"><text:span text:style-name="T14">3</text:span><text:span text:style-name="T1"> </text:span><text:span text:style-name="T2">+/-</text:span></text:p>
          </table:table-cell>
          <table:table-cell table:style-name="Table1.A1" table:number-rows-spanned="3" office:value-type="string">
            <text:p text:style-name="P26">L</text:p>
            <text:p text:style-name="P26">r</text:p>
            <text:p text:style-name="P26">g</text:p>
          </table:table-cell>
          <table:table-cell table:style-name="Table1.A1" office:value-type="string">
            <text:p text:style-name="P24">1</text:p>
          </table:table-cell>
          <table:table-cell table:style-name="Table1.A1" office:value-type="string">
            <text:p text:style-name="P28">Dreadnaught</text:p>
          </table:table-cell>
          <table:table-cell table:style-name="Table1.A1" office:value-type="string">
            <text:p text:style-name="P33">6</text:p>
          </table:table-cell>
          <table:table-cell table:style-name="Table1.A1" office:value-type="string">
            <text:p text:style-name="P33">8</text:p>
          </table:table-cell>
          <table:table-cell table:style-name="Table1.A1" office:value-type="string">
            <text:p text:style-name="P28">1</text:p>
          </table:table-cell>
          <table:table-cell table:style-name="Table1.A1" office:value-type="string">
            <text:p text:style-name="P28">Dreadnaught</text:p>
          </table:table-cell>
          <table:table-cell table:style-name="Table1.A1" office:value-type="string">
            <text:p text:style-name="P33">5</text:p>
          </table:table-cell>
          <table:table-cell table:style-name="Table1.A1" office:value-type="string">
            <text:p text:style-name="P33">9</text:p>
          </table:table-cell>
          <table:table-cell table:style-name="Table1.A1" office:value-type="string">
            <text:p text:style-name="P28">2</text:p>
          </table:table-cell>
          <table:table-cell table:style-name="Table1.A1" office:value-type="string">
            <text:p text:style-name="P28">Warship</text:p>
          </table:table-cell>
          <table:table-cell table:style-name="Table1.A1" office:value-type="string">
            <text:p text:style-name="P33">5</text:p>
          </table:table-cell>
          <table:table-cell table:style-name="Table1.A1" office:value-type="string">
            <text:p text:style-name="P33">7</text:p>
          </table:table-cell>
          <table:table-cell table:style-name="Table1.A1" office:value-type="string">
            <text:p text:style-name="P28">3</text:p>
          </table:table-cell>
        </table:table-row>
        <table:table-row table:style-name="Table1.1">
          <table:covered-table-cell/>
          <table:covered-table-cell/>
          <table:table-cell table:style-name="Table1.A1" office:value-type="string">
            <text:p text:style-name="P24">2</text:p>
          </table:table-cell>
          <table:table-cell table:style-name="Table1.A1" office:value-type="string">
            <text:p text:style-name="P28">Carrier</text:p>
          </table:table-cell>
          <table:table-cell table:style-name="Table1.A1" office:value-type="string">
            <text:p text:style-name="P28">3</text:p>
          </table:table-cell>
          <table:table-cell table:style-name="Table1.A1" office:value-type="string">
            <text:p text:style-name="P33">5</text:p>
          </table:table-cell>
          <table:table-cell table:style-name="Table1.A1" office:value-type="string">
            <text:p text:style-name="P33">7</text:p>
          </table:table-cell>
          <table:table-cell table:style-name="Table1.A1" office:value-type="string">
            <text:p text:style-name="P28">Carrier</text:p>
          </table:table-cell>
          <table:table-cell table:style-name="Table1.A1" office:value-type="string">
            <text:p text:style-name="P28">1</text:p>
          </table:table-cell>
          <table:table-cell table:style-name="Table1.A1" office:value-type="string">
            <text:p text:style-name="P33">6</text:p>
          </table:table-cell>
          <table:table-cell table:style-name="Table1.A1" office:value-type="string">
            <text:p text:style-name="P33">8</text:p>
          </table:table-cell>
          <table:table-cell table:style-name="Table1.A1" office:value-type="string">
            <text:p text:style-name="P28">Carrier</text:p>
          </table:table-cell>
          <table:table-cell table:style-name="Table1.A1" office:value-type="string">
            <text:p text:style-name="P28">2</text:p>
          </table:table-cell>
          <table:table-cell table:style-name="Table1.A1" office:value-type="string">
            <text:p text:style-name="P34">4</text:p>
          </table:table-cell>
          <table:table-cell table:style-name="Table1.A1" office:value-type="string">
            <text:p text:style-name="P34">9</text:p>
          </table:table-cell>
        </table:table-row>
        <table:table-row table:style-name="Table1.1">
          <table:covered-table-cell/>
          <table:covered-table-cell/>
          <table:table-cell table:style-name="Table1.A1" office:value-type="string">
            <text:p text:style-name="P24">3</text:p>
          </table:table-cell>
          <table:table-cell table:style-name="Table1.A1" office:value-type="string">
            <text:p text:style-name="P28">Battle Cruiser</text:p>
          </table:table-cell>
          <table:table-cell table:style-name="Table1.A1" office:value-type="string">
            <text:p text:style-name="P33">9</text:p>
          </table:table-cell>
          <table:table-cell table:style-name="Table1.A1" office:value-type="string">
            <text:p text:style-name="P28">2</text:p>
          </table:table-cell>
          <table:table-cell table:style-name="Table1.A1" office:value-type="string">
            <text:p text:style-name="P33">4</text:p>
          </table:table-cell>
          <table:table-cell table:style-name="Table1.A1" office:value-type="string">
            <text:p text:style-name="P28">Battle Cruiser</text:p>
          </table:table-cell>
          <table:table-cell table:style-name="Table1.A1" office:value-type="string">
            <text:p text:style-name="P33">7</text:p>
          </table:table-cell>
          <table:table-cell table:style-name="Table1.A1" office:value-type="string">
            <text:p text:style-name="P28">3</text:p>
          </table:table-cell>
          <table:table-cell table:style-name="Table1.A1" office:value-type="string">
            <text:p text:style-name="P33">5</text:p>
          </table:table-cell>
          <table:table-cell table:style-name="Table1.A1" office:value-type="string">
            <text:p text:style-name="P28">Battle Cruiser</text:p>
          </table:table-cell>
          <table:table-cell table:style-name="Table1.A1" office:value-type="string">
            <text:p text:style-name="P34">8</text:p>
          </table:table-cell>
          <table:table-cell table:style-name="Table1.A1" office:value-type="string">
            <text:p text:style-name="P28">1</text:p>
          </table:table-cell>
          <table:table-cell table:style-name="Table1.A1" office:value-type="string">
            <text:p text:style-name="P34">6</text:p>
          </table:table-cell>
        </table:table-row>
      </table:table>
      <text:p text:style-name="P127">Legend: <text:s/></text:p>
      <text:p text:style-name="P127"><text:span text:style-name="T41">all average (ie 3,3,3) = experimental +1 for each upgrade slot</text:span></text:p>
      <table:table table:name="Table3" table:style-name="Table3">
        <table:table-column table:style-name="Table3.A"/>
        <table:table-column table:style-name="Table3.B"/>
        <table:table-column table:style-name="Table3.C"/>
        <table:table-row>
          <table:table-cell table:style-name="Table3.A1" office:value-type="string">
            <text:p text:style-name="P39">1-3 <text:span text:style-name="T45">stat</text:span> = 1 <text:span text:style-name="T52">main equip</text:span></text:p>
          </table:table-cell>
          <table:table-cell table:style-name="Table3.B1" office:value-type="string">
            <text:p text:style-name="P41">3-5 stat = 1 upgrade slot (0 bonus below 3)</text:p>
          </table:table-cell>
          <table:table-cell table:style-name="Table3.C1" office:value-type="string">
            <text:p text:style-name="P41">0-5 = 1 automatic system equips</text:p>
          </table:table-cell>
        </table:table-row>
        <table:table-row>
          <table:table-cell table:style-name="Table3.A2" office:value-type="string">
            <text:p text:style-name="P39"><text:span text:style-name="T52">4</text:span>-6 <text:s/><text:span text:style-name="T45">stat </text:span>= 2 <text:span text:style-name="T52">main equip</text:span></text:p>
          </table:table-cell>
          <table:table-cell table:style-name="Table3.B2" office:value-type="string">
            <text:p text:style-name="P40">6-8 stat = 2 upgrade slot</text:p>
          </table:table-cell>
          <table:table-cell table:style-name="Table3.C2" office:value-type="string">
            <text:p text:style-name="P41">6-8 = 2 automatic system equips</text:p>
          </table:table-cell>
        </table:table-row>
        <table:table-row>
          <table:table-cell table:style-name="Table3.A2" office:value-type="string">
            <text:p text:style-name="P39"><text:span text:style-name="T52">7</text:span>-9 <text:span text:style-name="T45">stat</text:span> = <text:span text:style-name="T52">3 main equip</text:span></text:p>
          </table:table-cell>
          <table:table-cell table:style-name="Table3.B2" office:value-type="string">
            <text:p text:style-name="P40">9 <text:s/>stat = 3 upgrade slot</text:p>
          </table:table-cell>
          <table:table-cell table:style-name="Table3.C2" office:value-type="string">
            <text:p text:style-name="P41">9 = 3 automatic system equips</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31T03:29:20.237381377</dc:date>
    <dc:creator>Tim Nottellinu</dc:creator>
    <meta:editing-duration>PT18H28M2S</meta:editing-duration>
    <meta:editing-cycles>23</meta:editing-cycles>
    <meta:generator>LibreOffice/5.0.2.2$Linux_X86_64 LibreOffice_project/00m0$Build-2</meta:generator>
    <meta:document-statistic meta:table-count="3" meta:image-count="0" meta:object-count="0" meta:page-count="21" meta:paragraph-count="833" meta:word-count="3835" meta:character-count="20502" meta:non-whitespace-character-count="17752"/>
  </office:meta>
</office:document-meta>
</file>